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
  <manifest:file-entry manifest:full-path="ObjectReplacements/Object 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
  <manifest:file-entry manifest:full-path="ObjectReplacements/Object 1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5" manifest:media-type=""/>
  <manifest:file-entry manifest:full-path="ObjectReplacements/Object 78" manifest:media-type=""/>
  <manifest:file-entry manifest:full-path="ObjectReplacements/Object 39" manifest:media-type=""/>
  <manifest:file-entry manifest:full-path="ObjectReplacements/Object 37" manifest:media-type=""/>
  <manifest:file-entry manifest:full-path="ObjectReplacements/Object 38" manifest:media-type=""/>
  <manifest:file-entry manifest:full-path="ObjectReplacements/Object 58" manifest:media-type=""/>
  <manifest:file-entry manifest:full-path="ObjectReplacements/Object 59" manifest:media-type=""/>
  <manifest:file-entry manifest:full-path="ObjectReplacements/Object 122" manifest:media-type=""/>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7" manifest:media-type=""/>
  <manifest:file-entry manifest:full-path="ObjectReplacements/Object 95" manifest:media-type="application/x-openoffice-gdimetafile;windows_formatname=&quot;GDIMetaFile&quot;"/>
  <manifest:file-entry manifest:full-path="ObjectReplacements/Object 121" manifest:media-type=""/>
  <manifest:file-entry manifest:full-path="ObjectReplacements/Object 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4" manifest:media-type=""/>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5" manifest:media-type=""/>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40" manifest:media-type=""/>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109" manifest:media-type=""/>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7" manifest:media-type=""/>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
  <manifest:file-entry manifest:full-path="ObjectReplacements/Object 5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1" manifest:media-type=""/>
  <manifest:file-entry manifest:full-path="ObjectReplacements/Object 16"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d0e5" officeooo:paragraph-rsid="0016d0e5"/>
    </style:style>
    <style:style style:name="P2" style:family="paragraph" style:parent-style-name="Title">
      <style:text-properties officeooo:rsid="0016d0e5" officeooo:paragraph-rsid="0016d0e5"/>
    </style:style>
    <style:style style:name="P3" style:family="paragraph" style:parent-style-name="Text_20_body">
      <style:paragraph-properties fo:text-align="center" style:justify-single-word="false"/>
      <style:text-properties officeooo:rsid="0016d0e5" officeooo:paragraph-rsid="0016d0e5"/>
    </style:style>
    <style:style style:name="P4" style:family="paragraph" style:parent-style-name="Text_20_body">
      <style:text-properties officeooo:rsid="0018dca4" officeooo:paragraph-rsid="0018dca4"/>
    </style:style>
    <style:style style:name="P5" style:family="paragraph" style:parent-style-name="Text_20_body">
      <style:text-properties officeooo:rsid="0019a13e" officeooo:paragraph-rsid="0019a13e"/>
    </style:style>
    <style:style style:name="P6" style:family="paragraph" style:parent-style-name="Text_20_body">
      <style:text-properties officeooo:rsid="001b8240" officeooo:paragraph-rsid="001c55f2"/>
    </style:style>
    <style:style style:name="P7" style:family="paragraph" style:parent-style-name="Text_20_body">
      <style:paragraph-properties fo:text-align="center" style:justify-single-word="false"/>
      <style:text-properties officeooo:rsid="001b8240" officeooo:paragraph-rsid="001c55f2"/>
    </style:style>
    <style:style style:name="P8" style:family="paragraph" style:parent-style-name="Text_20_body">
      <style:text-properties officeooo:rsid="001c55f2" officeooo:paragraph-rsid="001f8223"/>
    </style:style>
    <style:style style:name="P9" style:family="paragraph" style:parent-style-name="Text_20_body">
      <style:paragraph-properties fo:margin-left="1.251cm" fo:margin-right="0cm" fo:text-indent="0cm" style:auto-text-indent="false"/>
      <style:text-properties officeooo:rsid="001f8223" officeooo:paragraph-rsid="001f8223"/>
    </style:style>
    <style:style style:name="P10" style:family="paragraph" style:parent-style-name="Text_20_body">
      <style:paragraph-properties fo:margin-left="1.251cm" fo:margin-right="0cm" fo:text-indent="0cm" style:auto-text-indent="false"/>
      <style:text-properties officeooo:rsid="001f8223" officeooo:paragraph-rsid="00292bfe"/>
    </style:style>
    <style:style style:name="P11" style:family="paragraph" style:parent-style-name="Text_20_body">
      <style:text-properties officeooo:rsid="002448c3" officeooo:paragraph-rsid="002448c3"/>
    </style:style>
    <style:style style:name="P12" style:family="paragraph" style:parent-style-name="Text_20_body">
      <style:paragraph-properties fo:margin-left="0cm" fo:margin-right="0cm" fo:text-indent="0cm" style:auto-text-indent="false"/>
      <style:text-properties officeooo:rsid="0029e6a5" officeooo:paragraph-rsid="0029e6a5"/>
    </style:style>
    <style:style style:name="P13" style:family="paragraph" style:parent-style-name="Text_20_body">
      <style:text-properties officeooo:rsid="0029e6a5" officeooo:paragraph-rsid="0029e6a5"/>
    </style:style>
    <style:style style:name="P14" style:family="paragraph" style:parent-style-name="Heading_20_1">
      <style:text-properties officeooo:rsid="00292bfe" officeooo:paragraph-rsid="00292bfe"/>
    </style:style>
    <style:style style:name="P15" style:family="paragraph" style:parent-style-name="Heading_20_1">
      <style:text-properties officeooo:rsid="003ac897" officeooo:paragraph-rsid="003ac897"/>
    </style:style>
    <style:style style:name="P16" style:family="paragraph" style:parent-style-name="Preformatted_20_Text" style:list-style-name="L4"/>
    <style:style style:name="P17" style:family="paragraph" style:parent-style-name="Preformatted_20_Text" style:list-style-name="L5"/>
    <style:style style:name="P18" style:family="paragraph" style:parent-style-name="Standard">
      <style:text-properties officeooo:rsid="003cb183" officeooo:paragraph-rsid="003cb183"/>
    </style:style>
    <style:style style:name="P19" style:family="paragraph" style:parent-style-name="Standard">
      <style:text-properties officeooo:rsid="00419da6" officeooo:paragraph-rsid="00419da6"/>
    </style:style>
    <style:style style:name="P20" style:family="paragraph" style:parent-style-name="Text_20_body" style:list-style-name="List_20_1">
      <style:text-properties officeooo:rsid="0029e6a5" officeooo:paragraph-rsid="0029e6a5"/>
    </style:style>
    <style:style style:name="P21" style:family="paragraph" style:parent-style-name="Text_20_body" style:list-style-name="List_20_1">
      <style:text-properties officeooo:rsid="0029e6a5" officeooo:paragraph-rsid="002faafe"/>
    </style:style>
    <style:style style:name="P22" style:family="paragraph" style:parent-style-name="Text_20_body">
      <style:text-properties officeooo:rsid="0029e6a5" officeooo:paragraph-rsid="0029e6a5"/>
    </style:style>
    <style:style style:name="P23" style:family="paragraph" style:parent-style-name="Text_20_body">
      <style:text-properties officeooo:rsid="002faafe" officeooo:paragraph-rsid="002faafe"/>
    </style:style>
    <style:style style:name="P24" style:family="paragraph" style:parent-style-name="Text_20_body">
      <style:text-properties officeooo:rsid="003114bd" officeooo:paragraph-rsid="00329d08"/>
    </style:style>
    <style:style style:name="P25" style:family="paragraph" style:parent-style-name="Text_20_body">
      <style:text-properties officeooo:paragraph-rsid="00329d08"/>
    </style:style>
    <style:style style:name="P26" style:family="paragraph" style:parent-style-name="Text_20_body" style:list-style-name="L2">
      <style:text-properties officeooo:paragraph-rsid="00329d08"/>
    </style:style>
    <style:style style:name="P27" style:family="paragraph" style:parent-style-name="Text_20_body">
      <style:text-properties officeooo:rsid="001b8240" officeooo:paragraph-rsid="001b8240"/>
    </style:style>
    <style:style style:name="P28" style:family="paragraph" style:parent-style-name="Text_20_body">
      <style:paragraph-properties fo:text-align="center" style:justify-single-word="false"/>
      <style:text-properties officeooo:rsid="001b8240" officeooo:paragraph-rsid="001b8240"/>
    </style:style>
    <style:style style:name="P29" style:family="paragraph" style:parent-style-name="Text_20_body">
      <style:paragraph-properties fo:margin-left="0cm" fo:margin-right="0cm" fo:text-indent="0cm" style:auto-text-indent="false"/>
      <style:text-properties officeooo:rsid="001f8223" officeooo:paragraph-rsid="001f8223"/>
    </style:style>
    <style:style style:name="P30" style:family="paragraph" style:parent-style-name="Text_20_body">
      <style:text-properties officeooo:rsid="001f8223" officeooo:paragraph-rsid="001f8223"/>
    </style:style>
    <style:style style:name="P31" style:family="paragraph" style:parent-style-name="Text_20_body">
      <style:paragraph-properties fo:margin-left="1.251cm" fo:margin-right="0cm" fo:text-indent="0cm" style:auto-text-indent="false"/>
      <style:text-properties officeooo:rsid="001f8223" officeooo:paragraph-rsid="001f8223"/>
    </style:style>
    <style:style style:name="P32" style:family="paragraph" style:parent-style-name="Text_20_body">
      <style:paragraph-properties fo:margin-left="1.251cm" fo:margin-right="0cm" fo:text-indent="0cm" style:auto-text-indent="false"/>
      <style:text-properties officeooo:rsid="001f8223" officeooo:paragraph-rsid="00292bfe"/>
    </style:style>
    <style:style style:name="P33" style:family="paragraph" style:parent-style-name="Text_20_body">
      <style:text-properties officeooo:rsid="003ac897" officeooo:paragraph-rsid="003ac897"/>
    </style:style>
    <style:style style:name="P34" style:family="paragraph" style:parent-style-name="Text_20_body">
      <style:text-properties officeooo:rsid="003cb183" officeooo:paragraph-rsid="003fb579"/>
    </style:style>
    <style:style style:name="T1"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2448c3"/>
    </style:style>
    <style:style style:name="T8" style:family="text">
      <style:text-properties officeooo:rsid="001b8240"/>
    </style:style>
    <style:style style:name="T9" style:family="text">
      <style:text-properties officeooo:rsid="00245527"/>
    </style:style>
    <style:style style:name="T10" style:family="text">
      <style:text-properties officeooo:rsid="00268f70"/>
    </style:style>
    <style:style style:name="T11" style:family="text">
      <style:text-properties fo:font-weight="bold" officeooo:rsid="00268f70" style:font-weight-asian="bold" style:font-weight-complex="bold"/>
    </style:style>
    <style:style style:name="T12" style:family="text">
      <style:text-properties fo:font-weight="bold" officeooo:rsid="002804df" style:font-weight-asian="bold" style:font-weight-complex="bold"/>
    </style:style>
    <style:style style:name="T13" style:family="text">
      <style:text-properties officeooo:rsid="002804df"/>
    </style:style>
    <style:style style:name="T14" style:family="text">
      <style:text-properties officeooo:rsid="00292bfe"/>
    </style:style>
    <style:style style:name="T15" style:family="text">
      <style:text-properties fo:font-style="italic" style:font-style-asian="italic" style:font-style-complex="italic"/>
    </style:style>
    <style:style style:name="T16" style:family="text">
      <style:text-properties officeooo:rsid="002b083e"/>
    </style:style>
    <style:style style:name="T17" style:family="text">
      <style:text-properties officeooo:rsid="002faafe"/>
    </style:style>
    <style:style style:name="T18" style:family="text">
      <style:text-properties officeooo:rsid="003114bd"/>
    </style:style>
    <style:style style:name="T19" style:family="text">
      <style:text-properties fo:font-style="normal" officeooo:rsid="003114bd" style:font-style-asian="normal" style:font-style-complex="normal"/>
    </style:style>
    <style:style style:name="T20" style:family="text">
      <style:text-properties officeooo:rsid="00329d08"/>
    </style:style>
    <style:style style:name="T21" style:family="text">
      <style:text-properties officeooo:rsid="00343201"/>
    </style:style>
    <style:style style:name="T22" style:family="text">
      <style:text-properties officeooo:rsid="003c6b2b"/>
    </style:style>
    <style:style style:name="T23" style:family="text">
      <style:text-properties officeooo:rsid="003fb579"/>
    </style:style>
    <style:style style:name="T24" style:family="text">
      <style:text-properties officeooo:rsid="00419da6"/>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 <text:span text:style-name="T1">dec_21</text:span></text:p>
      <text:h text:style-name="Heading_20_1" text:outline-level="1">Introduction</text:h>
      <text:p text:style-name="P1">Suppose we are given a problem</text:p>
      <text:p text:style-name="P3"><draw:frame draw:style-name="fr3" draw:name="Object1" text:anchor-type="as-char" svg:y="-0.386cm" svg:width="7.31cm" svg:height="0.542cm" draw:z-index="0"><draw:object xlink:href="./Object 1" xlink:type="simple" xlink:show="embed" xlink:actuate="onLoad"/><draw:image xlink:href="./ObjectReplacements/Object 1" xlink:type="simple" xlink:show="embed" xlink:actuate="onLoad"/></draw:frame></text:p>
      <text:p text:style-name="P4">Where <draw:frame draw:style-name="fr3" draw:name="Object3" text:anchor-type="as-char" svg:y="-0.298cm" svg:width="0.439cm" svg:height="0.404cm" draw:z-index="2"><draw:object xlink:href="./Object 3" xlink:type="simple" xlink:show="embed" xlink:actuate="onLoad"/><draw:image xlink:href="./ObjectReplacements/Object 3" xlink:type="simple" xlink:show="embed" xlink:actuate="onLoad"/></draw:frame><text:s/>and <draw:frame draw:style-name="fr3" draw:name="Object4" text:anchor-type="as-char" svg:y="-0.215cm" svg:width="0.482cm" svg:height="0.242cm" draw:z-index="3"><draw:object xlink:href="./Object 4" xlink:type="simple" xlink:show="embed" xlink:actuate="onLoad"/><draw:image xlink:href="./ObjectReplacements/Object 4" xlink:type="simple" xlink:show="embed" xlink:actuate="onLoad"/></draw:frame>are in CNF, and <draw:frame draw:style-name="fr3" draw:name="Object5" text:anchor-type="as-char" svg:y="-0.377cm" svg:width="0.527cm" svg:height="0.467cm" draw:z-index="4"><draw:object xlink:href="./Object 5" xlink:type="simple" xlink:show="embed" xlink:actuate="onLoad"/><draw:image xlink:href="./ObjectReplacements/Object 5" xlink:type="simple" xlink:show="embed" xlink:actuate="onLoad"/></draw:frame><text:s/>and <draw:frame draw:style-name="fr3" draw:name="Object6" text:anchor-type="as-char" svg:y="-0.377cm" svg:width="0.529cm" svg:height="0.467cm" draw:z-index="5"><draw:object xlink:href="./Object 6" xlink:type="simple" xlink:show="embed" xlink:actuate="onLoad"/><draw:image xlink:href="./ObjectReplacements/Object 6" xlink:type="simple" xlink:show="embed" xlink:actuate="onLoad"/></draw:frame><text:s/>are disjoint sets of variables.</text:p>
      <text:p text:style-name="P4">Since<draw:frame draw:style-name="fr3" draw:name="Object2" text:anchor-type="as-char" svg:y="-0.215cm" svg:width="0.482cm" svg:height="0.242cm" draw:z-index="1"><draw:object xlink:href="./Object 2" xlink:type="simple" xlink:show="embed" xlink:actuate="onLoad"/><draw:image xlink:href="./ObjectReplacements/Object 2" xlink:type="simple" xlink:show="embed" xlink:actuate="onLoad"/></draw:frame>does not depend on <draw:frame draw:style-name="fr3" draw:name="Object7" text:anchor-type="as-char" svg:y="-0.377cm" svg:width="0.527cm" svg:height="0.467cm" draw:z-index="6"><draw:object xlink:href="./Object 7" xlink:type="simple" xlink:show="embed" xlink:actuate="onLoad"/><draw:image xlink:href="./ObjectReplacements/Object 7" xlink:type="simple" xlink:show="embed" xlink:actuate="onLoad"/></draw:frame>, it can actually be removed from the problem. We might still decide to use it while running the factor graph algorithm, since adding more factors can only give tighter results, but it’s not necessary, so let’s ignore it for now.</text:p>
      <text:p text:style-name="P4"/>
      <text:p text:style-name="P5">Suppose running the factor graph algorithm gives us <draw:frame draw:style-name="fr3" draw:name="Object8" text:anchor-type="as-char" svg:y="-0.386cm" svg:width="1.279cm" svg:height="0.508cm" draw:z-index="7"><draw:object xlink:href="./Object 8" xlink:type="simple" xlink:show="embed" xlink:actuate="onLoad"/><draw:image xlink:href="./ObjectReplacements/Object 8" xlink:type="simple" xlink:show="embed" xlink:actuate="onLoad"/></draw:frame></text:p>
      <text:p text:style-name="P27">The solution is strictly an over-approximation if there are solutions to:</text:p>
      <text:p text:style-name="P28"><draw:frame draw:style-name="fr3" draw:name="Object9" text:anchor-type="as-char" svg:y="-0.386cm" svg:width="7.95cm" svg:height="0.542cm" draw:z-index="8"><draw:object xlink:href="./Object 9" xlink:type="simple" xlink:show="embed" xlink:actuate="onLoad"/><draw:image xlink:href="./ObjectReplacements/Object 9" xlink:type="simple" xlink:show="embed" xlink:actuate="onLoad"/></draw:frame></text:p>
      <text:p text:style-name="P27">i.e., there exists an <draw:frame draw:style-name="fr3" draw:name="Object14" text:anchor-type="as-char" svg:y="-0.377cm" svg:width="0.529cm" svg:height="0.467cm" draw:z-index="10"><draw:object xlink:href="./Object 14" xlink:type="simple" xlink:show="embed" xlink:actuate="onLoad"/><draw:image xlink:href="./ObjectReplacements/Object 14" xlink:type="simple" xlink:show="embed" xlink:actuate="onLoad"/></draw:frame>, say <draw:frame draw:style-name="fr3" draw:name="Object13" text:anchor-type="as-char" svg:y="-0.377cm" svg:width="0.427cm" svg:height="0.467cm" draw:z-index="11"><draw:object xlink:href="./Object 13" xlink:type="simple" xlink:show="embed" xlink:actuate="onLoad"/><draw:image xlink:href="./ObjectReplacements/Object 13" xlink:type="simple" xlink:show="embed" xlink:actuate="onLoad"/></draw:frame>, such that <draw:frame draw:style-name="fr3" draw:name="Object12" text:anchor-type="as-char" svg:y="-0.377cm" svg:width="0.427cm" svg:height="0.467cm" draw:z-index="13"><draw:object xlink:href="./Object 12" xlink:type="simple" xlink:show="embed" xlink:actuate="onLoad"/><draw:image xlink:href="./ObjectReplacements/Object 12" xlink:type="simple" xlink:show="embed" xlink:actuate="onLoad"/></draw:frame><text:s/>satisfies the factor graph solution <draw:frame draw:style-name="fr3" draw:name="Object11" text:anchor-type="as-char" svg:y="-0.386cm" svg:width="1.279cm" svg:height="0.508cm" draw:z-index="12"><draw:object xlink:href="./Object 11" xlink:type="simple" xlink:show="embed" xlink:actuate="onLoad"/><draw:image xlink:href="./ObjectReplacements/Object 11" xlink:type="simple" xlink:show="embed" xlink:actuate="onLoad"/></draw:frame>, and makes the original problem <draw:frame draw:style-name="fr3" draw:name="Object10" text:anchor-type="as-char" svg:y="-0.298cm" svg:width="0.439cm" svg:height="0.404cm" draw:z-index="9"><draw:object xlink:href="./Object 10" xlink:type="simple" xlink:show="embed" xlink:actuate="onLoad"/><draw:image xlink:href="./ObjectReplacements/Object 10" xlink:type="simple" xlink:show="embed" xlink:actuate="onLoad"/></draw:frame><text:s/>unsat. <text:span text:style-name="T4">This algorithm is based around the hunt for such </text:span><text:span text:style-name="T4"><draw:frame draw:style-name="fr3" draw:name="Object35" text:anchor-type="as-char" svg:y="-0.377cm" svg:width="0.427cm" svg:height="0.467cm" draw:z-index="15"><draw:object xlink:href="./Object 35" xlink:type="simple" xlink:show="embed" xlink:actuate="onLoad"/><draw:image xlink:href="./ObjectReplacements/Object 35" xlink:type="simple" xlink:show="embed" xlink:actuate="onLoad"/></draw:frame></text:span><text:span text:style-name="T4"><text:s/>assignments, and using them to make our solution tighter.</text:span></text:p>
      <text:h text:style-name="Heading_20_1" text:outline-level="1">Using <draw:frame draw:style-name="fr3" draw:name="Object48" text:anchor-type="as-char" svg:y="-0.564cm" svg:width="0.536cm" svg:height="0.702cm" draw:z-index="16"><draw:object xlink:href="./Object 48" xlink:type="simple" xlink:show="embed" xlink:actuate="onLoad"/><draw:image xlink:href="./ObjectReplacements/Object 48" xlink:type="simple" xlink:show="embed" xlink:actuate="onLoad"/></draw:frame><text:s/><text:span text:style-name="T7">to get better solutions</text:span></text:h>
      <text:p text:style-name="P11">One way to ensure that the factor graph solution <draw:frame draw:style-name="fr3" draw:name="Object50" text:anchor-type="as-char" svg:y="-0.386cm" svg:width="1.279cm" svg:height="0.508cm" draw:z-index="24"><draw:object xlink:href="./Object 50" xlink:type="simple" xlink:show="embed" xlink:actuate="onLoad"/><draw:image xlink:href="./ObjectReplacements/Object 50" xlink:type="simple" xlink:show="embed" xlink:actuate="onLoad"/></draw:frame><text:s/>is not satisfied by <text:span text:style-name="T8"><draw:frame draw:style-name="fr3" draw:name="Object51" text:anchor-type="as-char" svg:y="-0.377cm" svg:width="0.427cm" svg:height="0.467cm" draw:z-index="30"><draw:object xlink:href="./Object 51" xlink:type="simple" xlink:show="embed" xlink:actuate="onLoad"/><draw:image xlink:href="./ObjectReplacements/Object 51" xlink:type="simple" xlink:show="embed" xlink:actuate="onLoad"/><svg:desc>formula</svg:desc></draw:frame></text:span><text:span text:style-name="T8"><text:s/></text:span>is simply to introduce <text:span text:style-name="T8"><draw:frame draw:style-name="fr3" draw:name="Object52" text:anchor-type="as-char" svg:y="-0.377cm" svg:width="0.707cm" svg:height="0.467cm" draw:z-index="35"><draw:object xlink:href="./Object 52" xlink:type="simple" xlink:show="embed" xlink:actuate="onLoad"/><draw:image xlink:href="./ObjectReplacements/Object 52" xlink:type="simple" xlink:show="embed" xlink:actuate="onLoad"/><svg:desc>formula</svg:desc></draw:frame></text:span><text:span text:style-name="T8"><text:s/></text:span>as a factor before running the algorithm. Also note that <text:s/><text:span text:style-name="T8"><draw:frame draw:style-name="fr3" draw:name="Object53" text:anchor-type="as-char" svg:y="-0.377cm" svg:width="0.707cm" svg:height="0.467cm" draw:z-index="48"><draw:object xlink:href="./Object 53" xlink:type="simple" xlink:show="embed" xlink:actuate="onLoad"/><draw:image xlink:href="./ObjectReplacements/Object 53" xlink:type="simple" xlink:show="embed" xlink:actuate="onLoad"/><svg:desc>formula</svg:desc></draw:frame></text:span><text:span text:style-name="T8"><text:s/></text:span>is a disjunction of literals, and therefore, can be added as a CNF clause to the original formula. <text:span text:style-name="T9">And because it does not contain any variables from </text:span><text:span text:style-name="T9"><draw:frame draw:style-name="fr3" draw:name="Object54" text:anchor-type="as-char" svg:y="-0.377cm" svg:width="0.529cm" svg:height="0.467cm" draw:z-index="51"><draw:object xlink:href="./Object 54" xlink:type="simple" xlink:show="embed" xlink:actuate="onLoad"/><draw:image xlink:href="./ObjectReplacements/Object 54" xlink:type="simple" xlink:show="embed" xlink:actuate="onLoad"/></draw:frame></text:span><text:span text:style-name="T9">, it should be included into </text:span><text:span text:style-name="T9"><draw:frame draw:style-name="fr3" draw:name="Object55" text:anchor-type="as-char" svg:y="-0.386cm" svg:width="1.161cm" svg:height="0.508cm" draw:z-index="52"><draw:object xlink:href="./Object 55" xlink:type="simple" xlink:show="embed" xlink:actuate="onLoad"/><draw:image xlink:href="./ObjectReplacements/Object 55" xlink:type="simple" xlink:show="embed" xlink:actuate="onLoad"/></draw:frame></text:span><text:span text:style-name="T9"><text:s/>instead of </text:span><text:span text:style-name="T9"><draw:frame draw:style-name="fr3" draw:name="Object56" text:anchor-type="as-char" svg:y="-0.386cm" svg:width="1.642cm" svg:height="0.508cm" draw:z-index="53"><draw:object xlink:href="./Object 56" xlink:type="simple" xlink:show="embed" xlink:actuate="onLoad"/><draw:image xlink:href="./ObjectReplacements/Object 56" xlink:type="simple" xlink:show="embed" xlink:actuate="onLoad"/></draw:frame></text:span><text:span text:style-name="T9">.</text:span></text:p>
      <text:h text:style-name="Heading_20_1" text:outline-level="1">Searching for <draw:frame draw:style-name="fr3" draw:name="Object49" text:anchor-type="as-char" svg:y="-0.564cm" svg:width="0.536cm" svg:height="0.702cm" draw:z-index="55"><draw:object xlink:href="./Object 49" xlink:type="simple" xlink:show="embed" xlink:actuate="onLoad"/><draw:image xlink:href="./ObjectReplacements/Object 49" xlink:type="simple" xlink:show="embed" xlink:actuate="onLoad"/></draw:frame></text:h>
      <text:p text:style-name="P6">Let’s look at <draw:frame draw:style-name="fr3" draw:name="Object17" text:anchor-type="as-char" svg:y="-0.386cm" svg:width="1.542cm" svg:height="0.508cm" draw:z-index="54"><draw:object xlink:href="./Object 17" xlink:type="simple" xlink:show="embed" xlink:actuate="onLoad"/><draw:image xlink:href="./ObjectReplacements/Object 17" xlink:type="simple" xlink:show="embed" xlink:actuate="onLoad"/></draw:frame>. This is the same as <draw:frame draw:style-name="fr3" draw:name="Object16" text:anchor-type="as-char" svg:y="-0.386cm" svg:width="1.642cm" svg:height="0.508cm" draw:z-index="23"><draw:object xlink:href="./Object 16" xlink:type="simple" xlink:show="embed" xlink:actuate="onLoad"/><draw:image xlink:href="./ObjectReplacements/Object 16" xlink:type="simple" xlink:show="embed" xlink:actuate="onLoad"/></draw:frame>, but with some clauses removed, and some clauses shorter (without the <draw:frame draw:style-name="fr3" draw:name="Object15" text:anchor-type="as-char" svg:y="-0.377cm" svg:width="0.529cm" svg:height="0.467cm" draw:z-index="14"><draw:object xlink:href="./Object 15" xlink:type="simple" xlink:show="embed" xlink:actuate="onLoad"/><draw:image xlink:href="./ObjectReplacements/Object 15" xlink:type="simple" xlink:show="embed" xlink:actuate="onLoad"/></draw:frame><text:s/>variables). Also look at another formula <draw:frame draw:style-name="fr3" draw:name="Object18" text:anchor-type="as-char" svg:y="-0.386cm" svg:width="1.185cm" svg:height="0.508cm" draw:z-index="17"><draw:object xlink:href="./Object 18" xlink:type="simple" xlink:show="embed" xlink:actuate="onLoad"/><draw:image xlink:href="./ObjectReplacements/Object 18" xlink:type="simple" xlink:show="embed" xlink:actuate="onLoad"/></draw:frame>, which was created by removing all the non quantified variables <draw:frame draw:style-name="fr3" draw:name="Object19" text:anchor-type="as-char" svg:y="-0.377cm" svg:width="0.529cm" svg:height="0.467cm" draw:z-index="18"><draw:object xlink:href="./Object 19" xlink:type="simple" xlink:show="embed" xlink:actuate="onLoad"/><draw:image xlink:href="./ObjectReplacements/Object 19" xlink:type="simple" xlink:show="embed" xlink:actuate="onLoad"/></draw:frame><text:s/>from <draw:frame draw:style-name="fr3" draw:name="Object20" text:anchor-type="as-char" svg:y="-0.386cm" svg:width="1.642cm" svg:height="0.508cm" draw:z-index="19"><draw:object xlink:href="./Object 20" xlink:type="simple" xlink:show="embed" xlink:actuate="onLoad"/><draw:image xlink:href="./ObjectReplacements/Object 20" xlink:type="simple" xlink:show="embed" xlink:actuate="onLoad"/></draw:frame>. <text:span text:style-name="T2">(Note that each clause in </text:span><text:span text:style-name="T2"><draw:frame draw:style-name="fr3" draw:name="Object21" text:anchor-type="as-char" svg:y="-0.298cm" svg:width="0.439cm" svg:height="0.404cm" draw:z-index="20"><draw:object xlink:href="./Object 21" xlink:type="simple" xlink:show="embed" xlink:actuate="onLoad"/><draw:image xlink:href="./ObjectReplacements/Object 21" xlink:type="simple" xlink:show="embed" xlink:actuate="onLoad"/></draw:frame></text:span><text:span text:style-name="T2"><text:s/>has at least one variable from </text:span><text:span text:style-name="T2"><draw:frame draw:style-name="fr3" draw:name="Object22" text:anchor-type="as-char" svg:y="-0.377cm" svg:width="0.527cm" svg:height="0.467cm" draw:z-index="21"><draw:object xlink:href="./Object 22" xlink:type="simple" xlink:show="embed" xlink:actuate="onLoad"/><draw:image xlink:href="./ObjectReplacements/Object 22" xlink:type="simple" xlink:show="embed" xlink:actuate="onLoad"/></draw:frame></text:span><text:span text:style-name="T2">). </text:span><text:span text:style-name="T2"><draw:frame draw:style-name="fr3" draw:name="Object25" text:anchor-type="as-char" svg:y="-0.386cm" svg:width="1.185cm" svg:height="0.508cm" draw:z-index="50"><draw:object xlink:href="./Object 25" xlink:type="simple" xlink:show="embed" xlink:actuate="onLoad"/><draw:image xlink:href="./ObjectReplacements/Object 25" xlink:type="simple" xlink:show="embed" xlink:actuate="onLoad"/></draw:frame></text:span><text:span text:style-name="T2"><text:s/>is the same as </text:span><text:span text:style-name="T2"><draw:frame draw:style-name="fr3" draw:name="Object24" text:anchor-type="as-char" svg:y="-0.386cm" svg:width="1.542cm" svg:height="0.508cm" draw:z-index="27"><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3" draw:name="Object23" text:anchor-type="as-char" svg:y="-0.377cm" svg:width="0.427cm" svg:height="0.467cm" draw:z-index="22"><draw:object xlink:href="./Object 23" xlink:type="simple" xlink:show="embed" xlink:actuate="onLoad"/><draw:image xlink:href="./ObjectReplacements/Object 23" xlink:type="simple" xlink:show="embed" xlink:actuate="onLoad"/></draw:frame></text:span><text:span text:style-name="T2">. Therefore,</text:span></text:p>
      <text:p text:style-name="P7"><draw:frame draw:style-name="fr3" draw:name="Object26" text:anchor-type="as-char" svg:y="-0.386cm" svg:width="2.935cm" svg:height="0.508cm" draw:z-index="25"><draw:object xlink:href="./Object 26" xlink:type="simple" xlink:show="embed" xlink:actuate="onLoad"/><draw:image xlink:href="./ObjectReplacements/Object 26" xlink:type="simple" xlink:show="embed" xlink:actuate="onLoad"/></draw:frame></text:p>
      <text:p text:style-name="P8">And therefore, in order for <draw:frame draw:style-name="fr3" draw:name="Object28" text:anchor-type="as-char" svg:y="-0.386cm" svg:width="1.542cm" svg:height="0.508cm" draw:z-index="49"><draw:object xlink:href="./Object 28" xlink:type="simple" xlink:show="embed" xlink:actuate="onLoad"/><draw:image xlink:href="./ObjectReplacements/Object 28" xlink:type="simple" xlink:show="embed" xlink:actuate="onLoad"/></draw:frame><text:span text:style-name="T3"><text:s/>to be unsat,</text:span><text:span text:style-name="T3"><draw:frame draw:style-name="fr3" draw:name="Object27" text:anchor-type="as-char" svg:y="-0.386cm" svg:width="1.185cm" svg:height="0.508cm" draw:z-index="26"><draw:object xlink:href="./Object 27" xlink:type="simple" xlink:show="embed" xlink:actuate="onLoad"/><draw:image xlink:href="./ObjectReplacements/Object 27" xlink:type="simple" xlink:show="embed" xlink:actuate="onLoad"/></draw:frame></text:span><text:span text:style-name="T3"> must also be unsat, </text:span><text:span text:style-name="T6">and therefore,</text:span><text:span text:style-name="T3"> </text:span><text:span text:style-name="T3"><draw:frame draw:style-name="fr3" draw:name="Object30" text:anchor-type="as-char" svg:y="-0.386cm" svg:width="1.185cm" svg:height="0.508cm" draw:z-index="28"><draw:object xlink:href="./Object 30" xlink:type="simple" xlink:show="embed" xlink:actuate="onLoad"/><draw:image xlink:href="./ObjectReplacements/Object 30" xlink:type="simple" xlink:show="embed" xlink:actuate="onLoad"/></draw:frame></text:span><text:span text:style-name="T3"><text:s/></text:span><text:span text:style-name="T6">must have</text:span><text:span text:style-name="T3"> some minimal unsat cores (MUC) </text:span><text:span text:style-name="T3"><draw:frame draw:style-name="fr3" draw:name="Object29" text:anchor-type="as-char" svg:y="-0.377cm" svg:width="2.055cm" svg:height="0.531cm" draw:z-index="29"><draw:object xlink:href="./Object 29" xlink:type="simple" xlink:show="embed" xlink:actuate="onLoad"/><draw:image xlink:href="./ObjectReplacements/Object 29" xlink:type="simple" xlink:show="embed" xlink:actuate="onLoad"/></draw:frame></text:span><text:span text:style-name="T3">. </text:span></text:p>
      <text:p text:style-name="P8"><text:span text:style-name="T5">Furthermore, b</text:span><text:span text:style-name="T4">ecause the clauses in of </text:span><text:span text:style-name="T3"><draw:frame draw:style-name="fr3" draw:name="Object31" text:anchor-type="as-char" svg:y="-0.386cm" svg:width="1.542cm" svg:height="0.508cm" draw:z-index="31"><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3" draw:name="Object32" text:anchor-type="as-char" svg:y="-0.386cm" svg:width="1.185cm" svg:height="0.508cm" draw:z-index="32"><draw:object xlink:href="./Object 32" xlink:type="simple" xlink:show="embed" xlink:actuate="onLoad"/><draw:image xlink:href="./ObjectReplacements/Object 32" xlink:type="simple" xlink:show="embed" xlink:actuate="onLoad"/></draw:frame></text:span><text:span text:style-name="T4">, the set of MUCs of </text:span><text:span text:style-name="T4"><draw:frame draw:style-name="fr3" draw:name="Object34" text:anchor-type="as-char" svg:y="-0.386cm" svg:width="1.542cm" svg:height="0.508cm" draw:z-index="33"><draw:object xlink:href="./Object 34" xlink:type="simple" xlink:show="embed" xlink:actuate="onLoad"/><draw:image xlink:href="./ObjectReplacements/Object 34" xlink:type="simple" xlink:show="embed" xlink:actuate="onLoad"/></draw:frame></text:span><text:span text:style-name="T4"><text:s/>must be a subset of the MUCs of </text:span><text:span text:style-name="T4"><draw:frame draw:style-name="fr3" draw:name="Object33" text:anchor-type="as-char" svg:y="-0.386cm" svg:width="1.185cm" svg:height="0.508cm" draw:z-index="34"><draw:object xlink:href="./Object 33" xlink:type="simple" xlink:show="embed" xlink:actuate="onLoad"/><draw:image xlink:href="./ObjectReplacements/Object 33" xlink:type="simple" xlink:show="embed" xlink:actuate="onLoad"/></draw:frame></text:span><text:span text:style-name="T4">. </text:span></text:p>
      <text:p text:style-name="P30">Therefore, the following problem:</text:p>
      <text:p text:style-name="P9"><text:soft-page-break/>Find <draw:frame draw:style-name="fr3" draw:name="Object36" text:anchor-type="as-char" svg:y="-0.377cm" svg:width="0.427cm" svg:height="0.467cm" draw:z-index="36"><draw:object xlink:href="./Object 37" xlink:type="simple" xlink:show="embed" xlink:actuate="onLoad"/><draw:image xlink:href="./ObjectReplacements/Object 37" xlink:type="simple" xlink:show="embed" xlink:actuate="onLoad"/></draw:frame><text:s/>such that <draw:frame draw:style-name="fr3" draw:name="Object37" text:anchor-type="as-char" svg:y="-0.386cm" svg:width="1.542cm" svg:height="0.508cm" draw:z-index="37"><draw:object xlink:href="./Object 38" xlink:type="simple" xlink:show="embed" xlink:actuate="onLoad"/><draw:image xlink:href="./ObjectReplacements/Object 38" xlink:type="simple" xlink:show="embed" xlink:actuate="onLoad"/></draw:frame><text:s/>is unsat, <text:span text:style-name="T9">and </text:span><text:span text:style-name="T9"><draw:frame draw:style-name="fr3" draw:name="Object58" text:anchor-type="as-char" svg:y="-0.386cm" svg:width="1.177cm" svg:height="0.508cm" draw:z-index="59"><draw:object xlink:href="./Object 57" xlink:type="simple" xlink:show="embed" xlink:actuate="onLoad"/><draw:image xlink:href="./ObjectReplacements/Object 57" xlink:type="simple" xlink:show="embed" xlink:actuate="onLoad"/></draw:frame></text:span><text:span text:style-name="T9"><text:s/>is not </text:span><draw:frame draw:style-name="fr3" draw:name="Object57" text:anchor-type="as-char" svg:y="-0.302cm" svg:width="0.506cm" svg:height="0.325cm" draw:z-index="57"><draw:object xlink:href="./Object 58" xlink:type="simple" xlink:show="embed" xlink:actuate="onLoad"/><draw:image xlink:href="./ObjectReplacements/Object 58" xlink:type="simple" xlink:show="embed" xlink:actuate="onLoad"/></draw:frame>.</text:p>
      <text:p text:style-name="P29">is now reduced to a simpler problem:</text:p>
      <text:p text:style-name="P10"><text:span text:style-name="T11">Assignment driven search:</text:span><text:span text:style-name="T10"> </text:span>Find <draw:frame draw:style-name="fr3" draw:name="Object41" text:anchor-type="as-char" svg:y="-0.377cm" svg:width="0.427cm" svg:height="0.467cm" draw:z-index="42"><draw:object xlink:href="./Object 39" xlink:type="simple" xlink:show="embed" xlink:actuate="onLoad"/><draw:image xlink:href="./ObjectReplacements/Object 39" xlink:type="simple" xlink:show="embed" xlink:actuate="onLoad"/></draw:frame><text:s/>such that<text:span text:style-name="T10"> </text:span>applying it to <draw:frame draw:style-name="fr3" draw:name="Object39" text:anchor-type="as-char" svg:y="-0.377cm" svg:width="0.529cm" svg:height="0.467cm" draw:z-index="43"><draw:object xlink:href="./Object 40" xlink:type="simple" xlink:show="embed" xlink:actuate="onLoad"/><draw:image xlink:href="./ObjectReplacements/Object 40" xlink:type="simple" xlink:show="embed" xlink:actuate="onLoad"/></draw:frame><text:s/>in <draw:frame draw:style-name="fr3" draw:name="Object40" text:anchor-type="as-char" svg:y="-0.386cm" svg:width="1.642cm" svg:height="0.508cm" draw:z-index="44"><draw:object xlink:href="./Object 41" xlink:type="simple" xlink:show="embed" xlink:actuate="onLoad"/><draw:image xlink:href="./ObjectReplacements/Object 41" xlink:type="simple" xlink:show="embed" xlink:actuate="onLoad"/></draw:frame><text:s/>generates/preserves one or more MUCs of <draw:frame draw:style-name="fr3" draw:name="Object38" text:anchor-type="as-char" svg:y="-0.386cm" svg:width="1.185cm" svg:height="0.508cm" draw:z-index="40"><draw:object xlink:href="./Object 59" xlink:type="simple" xlink:show="embed" xlink:actuate="onLoad"/><draw:image xlink:href="./ObjectReplacements/Object 59" xlink:type="simple" xlink:show="embed" xlink:actuate="onLoad"/></draw:frame><text:s/><text:span text:style-name="T14">and </text:span><draw:frame draw:style-name="fr3" draw:name="Object59" text:anchor-type="as-char" svg:y="-0.386cm" svg:width="1.824cm" svg:height="0.508cm" draw:z-index="64"><draw:object xlink:href="./Object 107" xlink:type="simple" xlink:show="embed" xlink:actuate="onLoad"/><draw:image xlink:href="./ObjectReplacements/Object 107" xlink:type="simple" xlink:show="embed" xlink:actuate="onLoad"/><svg:desc>formula</svg:desc></draw:frame>.</text:p>
      <text:p text:style-name="P29">or <text:span text:style-name="T13">equivalently</text:span>:</text:p>
      <text:p text:style-name="P9"><text:span text:style-name="T12">MUC driven search: </text:span>For each MUC <draw:frame draw:style-name="fr3" draw:name="Object42" text:anchor-type="as-char" svg:y="-0.21cm" svg:width="0.457cm" svg:height="0.316cm" draw:z-index="38"><draw:object xlink:href="./Object 42" xlink:type="simple" xlink:show="embed" xlink:actuate="onLoad"/><draw:image xlink:href="./ObjectReplacements/Object 42" xlink:type="simple" xlink:show="embed" xlink:actuate="onLoad"/></draw:frame><text:s/>of <draw:frame draw:style-name="fr3" draw:name="Object43" text:anchor-type="as-char" svg:y="-0.386cm" svg:width="1.185cm" svg:height="0.508cm" draw:z-index="39"><draw:object xlink:href="./Object 43" xlink:type="simple" xlink:show="embed" xlink:actuate="onLoad"/><draw:image xlink:href="./ObjectReplacements/Object 43" xlink:type="simple" xlink:show="embed" xlink:actuate="onLoad"/></draw:frame>, check whether it is possible to find an assignment <draw:frame draw:style-name="fr3" draw:name="Object44" text:anchor-type="as-char" svg:y="-0.377cm" svg:width="0.427cm" svg:height="0.467cm" draw:z-index="41"><draw:object xlink:href="./Object 44" xlink:type="simple" xlink:show="embed" xlink:actuate="onLoad"/><draw:image xlink:href="./ObjectReplacements/Object 44" xlink:type="simple" xlink:show="embed" xlink:actuate="onLoad"/></draw:frame><text:s/>of <draw:frame draw:style-name="fr3" draw:name="Object45" text:anchor-type="as-char" svg:y="-0.377cm" svg:width="0.529cm" svg:height="0.467cm" draw:z-index="45"><draw:object xlink:href="./Object 45" xlink:type="simple" xlink:show="embed" xlink:actuate="onLoad"/><draw:image xlink:href="./ObjectReplacements/Object 45" xlink:type="simple" xlink:show="embed" xlink:actuate="onLoad"/></draw:frame><text:s/>in <draw:frame draw:style-name="fr3" draw:name="Object47" text:anchor-type="as-char" svg:y="-0.386cm" svg:width="1.642cm" svg:height="0.508cm" draw:z-index="47"><draw:object xlink:href="./Object 47" xlink:type="simple" xlink:show="embed" xlink:actuate="onLoad"/><draw:image xlink:href="./ObjectReplacements/Object 47" xlink:type="simple" xlink:show="embed" xlink:actuate="onLoad"/></draw:frame><text:span text:style-name="T6"><text:s/>such that the clauses in </text:span><text:span text:style-name="T6"><draw:frame draw:style-name="fr3" draw:name="Object46" text:anchor-type="as-char" svg:y="-0.21cm" svg:width="0.457cm" svg:height="0.316cm" draw:z-index="46"><draw:object xlink:href="./Object 46" xlink:type="simple" xlink:show="embed" xlink:actuate="onLoad"/><draw:image xlink:href="./ObjectReplacements/Object 46" xlink:type="simple" xlink:show="embed" xlink:actuate="onLoad"/></draw:frame></text:span><text:span text:style-name="T6"><text:s/>are preserved, </text:span><text:span text:style-name="T13">and </text:span><text:span text:style-name="T13"><draw:frame draw:style-name="fr3" draw:name="Object60" text:anchor-type="as-char" svg:y="-0.386cm" svg:width="1.824cm" svg:height="0.508cm" draw:z-index="56"><draw:object xlink:href="./Object 60" xlink:type="simple" xlink:show="embed" xlink:actuate="onLoad"/><draw:image xlink:href="./ObjectReplacements/Object 60" xlink:type="simple" xlink:show="embed" xlink:actuate="onLoad"/><svg:desc>formula</svg:desc></draw:frame></text:span><text:span text:style-name="T6">.</text:span></text:p>
      <text:p text:style-name="P18">The following two sections explore these two techniques.</text:p>
      <text:h text:style-name="P14" text:outline-level="1">Assignment driven search</text:h>
      <text:p text:style-name="P10">Find <draw:frame draw:style-name="fr3" draw:name="Object61" text:anchor-type="as-char" svg:y="-0.377cm" svg:width="0.427cm" svg:height="0.467cm" draw:z-index="58"><draw:object xlink:href="./Object 61" xlink:type="simple" xlink:show="embed" xlink:actuate="onLoad"/><draw:image xlink:href="./ObjectReplacements/Object 61" xlink:type="simple" xlink:show="embed" xlink:actuate="onLoad"/><svg:desc>formula</svg:desc></draw:frame><text:s/>such that<text:span text:style-name="T10"> </text:span>applying it to <draw:frame draw:style-name="fr3" draw:name="Object62" text:anchor-type="as-char" svg:y="-0.377cm" svg:width="0.529cm" svg:height="0.467cm" draw:z-index="60"><draw:object xlink:href="./Object 62" xlink:type="simple" xlink:show="embed" xlink:actuate="onLoad"/><draw:image xlink:href="./ObjectReplacements/Object 62" xlink:type="simple" xlink:show="embed" xlink:actuate="onLoad"/><svg:desc>formula</svg:desc></draw:frame><text:s/>in <draw:frame draw:style-name="fr3" draw:name="Object63" text:anchor-type="as-char" svg:y="-0.386cm" svg:width="1.642cm" svg:height="0.508cm" draw:z-index="61"><draw:object xlink:href="./Object 63" xlink:type="simple" xlink:show="embed" xlink:actuate="onLoad"/><draw:image xlink:href="./ObjectReplacements/Object 63" xlink:type="simple" xlink:show="embed" xlink:actuate="onLoad"/><svg:desc>formula</svg:desc></draw:frame><text:s/>generates/preserves one or more MUCs of <draw:frame draw:style-name="fr3" draw:name="Object64" text:anchor-type="as-char" svg:y="-0.386cm" svg:width="1.185cm" svg:height="0.508cm" draw:z-index="62"><draw:object xlink:href="./Object 64" xlink:type="simple" xlink:show="embed" xlink:actuate="onLoad"/><draw:image xlink:href="./ObjectReplacements/Object 64" xlink:type="simple" xlink:show="embed" xlink:actuate="onLoad"/><svg:desc>formula</svg:desc></draw:frame><text:s/><text:span text:style-name="T14">and </text:span><text:span text:style-name="T10"><draw:frame draw:style-name="fr3" draw:name="Object65" text:anchor-type="as-char" svg:y="-0.386cm" svg:width="1.824cm" svg:height="0.508cm" draw:z-index="63"><draw:object xlink:href="./Object 65" xlink:type="simple" xlink:show="embed" xlink:actuate="onLoad"/><draw:image xlink:href="./ObjectReplacements/Object 65" xlink:type="simple" xlink:show="embed" xlink:actuate="onLoad"/><svg:desc>formula</svg:desc></draw:frame></text:span>.</text:p>
      <text:p text:style-name="P12">Let us look at how an assignment <draw:frame draw:style-name="fr3" draw:name="Object67" text:anchor-type="as-char" svg:y="-0.377cm" svg:width="3.074cm" svg:height="0.531cm" draw:z-index="66"><draw:object xlink:href="./Object 67" xlink:type="simple" xlink:show="embed" xlink:actuate="onLoad"/><draw:image xlink:href="./ObjectReplacements/Object 67" xlink:type="simple" xlink:show="embed" xlink:actuate="onLoad"/></draw:frame><text:s/>affects <draw:frame draw:style-name="fr3" draw:name="Object66" text:anchor-type="as-char" svg:y="-0.386cm" svg:width="4.904cm" svg:height="0.542cm" draw:z-index="65"><draw:object xlink:href="./Object 66" xlink:type="simple" xlink:show="embed" xlink:actuate="onLoad"/><draw:image xlink:href="./ObjectReplacements/Object 66" xlink:type="simple" xlink:show="embed" xlink:actuate="onLoad"/></draw:frame>. Each disjunctive clause <draw:frame draw:style-name="fr3" draw:name="Object68" text:anchor-type="as-char" svg:y="-0.377cm" svg:width="0.623cm" svg:height="0.531cm" draw:z-index="67"><draw:object xlink:href="./Object 68" xlink:type="simple" xlink:show="embed" xlink:actuate="onLoad"/><draw:image xlink:href="./ObjectReplacements/Object 68" xlink:type="simple" xlink:show="embed" xlink:actuate="onLoad"/></draw:frame><text:s/>either:</text:p>
      <text:list xml:id="list4154511121" text:style-name="List_20_1">
        <text:list-item>
          <text:p text:style-name="P20">Disappears, if it contains <text:span text:style-name="T15">any </text:span>of the <draw:frame draw:style-name="fr3" draw:name="Object69" text:anchor-type="as-char" svg:y="-0.377cm" svg:width="0.446cm" svg:height="0.531cm" draw:z-index="68"><draw:object xlink:href="./Object 69" xlink:type="simple" xlink:show="embed" xlink:actuate="onLoad"/><draw:image xlink:href="./ObjectReplacements/Object 69" xlink:type="simple" xlink:show="embed" xlink:actuate="onLoad"/></draw:frame><text:s/>literals.</text:p>
        </text:list-item>
      </text:list>
      <text:p text:style-name="P13">or:</text:p>
      <text:list xml:id="list204917346879573" text:continue-numbering="true" text:style-name="List_20_1">
        <text:list-item>
          <text:p text:style-name="P21"><text:span text:style-name="T17">O</text:span>therwise (if it <text:span text:style-name="T17">does not have any </text:span><text:span text:style-name="T17"><draw:frame draw:style-name="fr2" draw:name="Object71" text:anchor-type="as-char" svg:y="-0.377cm" svg:width="0.406cm" svg:height="0.531cm" draw:z-index="71"><draw:object xlink:href="./Object 71" xlink:type="simple" xlink:show="embed" xlink:actuate="onLoad"/><draw:image xlink:href="./ObjectReplacements/Object 71" xlink:type="simple" xlink:show="embed" xlink:actuate="onLoad"/></draw:frame></text:span><text:span text:style-name="T17"><text:s/>literals</text:span>), <text:span text:style-name="T17">it l</text:span>oses all the <draw:frame draw:style-name="fr3" draw:name="Object70" text:anchor-type="as-char" svg:y="-0.377cm" svg:width="0.727cm" svg:height="0.531cm" draw:z-index="70"><draw:object xlink:href="./Object 70" xlink:type="simple" xlink:show="embed" xlink:actuate="onLoad"/><draw:image xlink:href="./ObjectReplacements/Object 70" xlink:type="simple" xlink:show="embed" xlink:actuate="onLoad"/><svg:desc>formula</svg:desc></draw:frame><text:s/>literals it might have.</text:p>
        </text:list-item>
      </text:list>
      <text:p text:style-name="P13"><text:span text:style-name="T17">Furthermore, each </text:span>clause <draw:frame draw:style-name="fr3" draw:name="Object74" text:anchor-type="as-char" svg:y="-0.377cm" svg:width="0.64cm" svg:height="0.531cm" draw:z-index="69"><draw:object xlink:href="./Object 74" xlink:type="simple" xlink:show="embed" xlink:actuate="onLoad"/><draw:image xlink:href="./ObjectReplacements/Object 74" xlink:type="simple" xlink:show="embed" xlink:actuate="onLoad"/></draw:frame><text:span text:style-name="T16"><text:s text:c="2"/>in </text:span><text:span text:style-name="T16"><draw:frame draw:style-name="fr2" draw:name="Object72" text:anchor-type="as-char" svg:y="-0.386cm" svg:width="4.396cm" svg:height="0.542cm" draw:z-index="72"><draw:object xlink:href="./Object 72" xlink:type="simple" xlink:show="embed" xlink:actuate="onLoad"/><draw:image xlink:href="./ObjectReplacements/Object 72" xlink:type="simple" xlink:show="embed" xlink:actuate="onLoad"/></draw:frame></text:span><text:span text:style-name="T16"><text:s text:c="2"/></text:span><text:span text:style-name="T17">comes from a corresponding </text:span><text:span text:style-name="T17"><draw:frame draw:style-name="fr2" draw:name="Object73" text:anchor-type="as-char" svg:y="-0.377cm" svg:width="0.681cm" svg:height="0.531cm" draw:z-index="73"><draw:object xlink:href="./Object 73" xlink:type="simple" xlink:show="embed" xlink:actuate="onLoad"/><draw:image xlink:href="./ObjectReplacements/Object 73" xlink:type="simple" xlink:show="embed" xlink:actuate="onLoad"/></draw:frame></text:span><text:span text:style-name="T17"><text:s/>in </text:span><text:span text:style-name="T17"><draw:frame draw:style-name="fr2" draw:name="Object75" text:anchor-type="as-char" svg:y="-0.386cm" svg:width="1.642cm" svg:height="0.508cm" draw:z-index="74"><draw:object xlink:href="./Object 75" xlink:type="simple" xlink:show="embed" xlink:actuate="onLoad"/><draw:image xlink:href="./ObjectReplacements/Object 75" xlink:type="simple" xlink:show="embed" xlink:actuate="onLoad"/></draw:frame></text:span><text:span text:style-name="T17"><text:s/>that has all the literals from </text:span><text:span text:style-name="T17"><draw:frame draw:style-name="fr2" draw:name="Object77" text:anchor-type="as-char" svg:y="-0.377cm" svg:width="0.64cm" svg:height="0.531cm" draw:z-index="76"><draw:object xlink:href="./Object 77" xlink:type="simple" xlink:show="embed" xlink:actuate="onLoad"/><draw:image xlink:href="./ObjectReplacements/Object 77" xlink:type="simple" xlink:show="embed" xlink:actuate="onLoad"/></draw:frame></text:span><text:span text:style-name="T17">, plus some literals on the variables in </text:span><text:span text:style-name="T17"><draw:frame draw:style-name="fr2" draw:name="Object76" text:anchor-type="as-char" svg:y="-0.377cm" svg:width="0.529cm" svg:height="0.467cm" draw:z-index="75"><draw:object xlink:href="./Object 76" xlink:type="simple" xlink:show="embed" xlink:actuate="onLoad"/><draw:image xlink:href="./ObjectReplacements/Object 76" xlink:type="simple" xlink:show="embed" xlink:actuate="onLoad"/></draw:frame></text:span><text:span text:style-name="T17">, and </text:span><text:span text:style-name="T17"><draw:frame draw:style-name="fr2" draw:name="Object78" text:anchor-type="as-char" svg:y="-0.377cm" svg:width="0.64cm" svg:height="0.531cm" draw:z-index="77"><draw:object xlink:href="./Object 78" xlink:type="simple" xlink:show="embed" xlink:actuate="onLoad"/><draw:image xlink:href="./ObjectReplacements/Object 78" xlink:type="simple" xlink:show="embed" xlink:actuate="onLoad"/></draw:frame></text:span><text:span text:style-name="T17"><text:s/>would be preserved as a clause in </text:span><text:span text:style-name="T17"><draw:frame draw:style-name="fr2" draw:name="Object80" text:anchor-type="as-char" svg:y="-0.386cm" svg:width="1.542cm" svg:height="0.508cm" draw:z-index="79"><draw:object xlink:href="./Object 80" xlink:type="simple" xlink:show="embed" xlink:actuate="onLoad"/><draw:image xlink:href="./ObjectReplacements/Object 80" xlink:type="simple" xlink:show="embed" xlink:actuate="onLoad"/></draw:frame></text:span><text:span text:style-name="T17"><text:s/>if and only if </text:span><text:span text:style-name="T17"><draw:frame draw:style-name="fr2" draw:name="Object81" text:anchor-type="as-char" svg:y="-0.377cm" svg:width="0.64cm" svg:height="0.531cm" draw:z-index="80"><draw:object xlink:href="./Object 81" xlink:type="simple" xlink:show="embed" xlink:actuate="onLoad"/><draw:image xlink:href="./ObjectReplacements/Object 81" xlink:type="simple" xlink:show="embed" xlink:actuate="onLoad"/></draw:frame></text:span><text:span text:style-name="T17"><text:s/>does not have the negation of any literals from </text:span><text:span text:style-name="T17"><draw:frame draw:style-name="fr2" draw:name="Object79" text:anchor-type="as-char" svg:y="-0.377cm" svg:width="0.427cm" svg:height="0.467cm" draw:z-index="78"><draw:object xlink:href="./Object 79" xlink:type="simple" xlink:show="embed" xlink:actuate="onLoad"/><draw:image xlink:href="./ObjectReplacements/Object 79" xlink:type="simple" xlink:show="embed" xlink:actuate="onLoad"/></draw:frame></text:span><text:span text:style-name="T17">.</text:span></text:p>
      <text:p text:style-name="P23">Therefore, if two clauses <draw:frame draw:style-name="fr2" draw:name="Object84" text:anchor-type="as-char" svg:y="-0.377cm" svg:width="0.623cm" svg:height="0.531cm" draw:z-index="83"><draw:object xlink:href="./Object 84" xlink:type="simple" xlink:show="embed" xlink:actuate="onLoad"/><draw:image xlink:href="./ObjectReplacements/Object 84" xlink:type="simple" xlink:show="embed" xlink:actuate="onLoad"/></draw:frame><text:s/>and <draw:frame draw:style-name="fr2" draw:name="Object83" text:anchor-type="as-char" svg:y="-0.377cm" svg:width="0.64cm" svg:height="0.531cm" draw:z-index="82"><draw:object xlink:href="./Object 83" xlink:type="simple" xlink:show="embed" xlink:actuate="onLoad"/><draw:image xlink:href="./ObjectReplacements/Object 83" xlink:type="simple" xlink:show="embed" xlink:actuate="onLoad"/></draw:frame>in <draw:frame draw:style-name="fr2" draw:name="Object82" text:anchor-type="as-char" svg:y="-0.386cm" svg:width="1.185cm" svg:height="0.508cm" draw:z-index="81"><draw:object xlink:href="./Object 82" xlink:type="simple" xlink:show="embed" xlink:actuate="onLoad"/><draw:image xlink:href="./ObjectReplacements/Object 82" xlink:type="simple" xlink:show="embed" xlink:actuate="onLoad"/></draw:frame><text:s/>have opposite signs of some literal <draw:frame draw:style-name="fr2" draw:name="Object85" text:anchor-type="as-char" svg:y="-0.377cm" svg:width="0.33cm" svg:height="0.467cm" draw:z-index="84"><draw:object xlink:href="./Object 85" xlink:type="simple" xlink:show="embed" xlink:actuate="onLoad"/><draw:image xlink:href="./ObjectReplacements/Object 85" xlink:type="simple" xlink:show="embed" xlink:actuate="onLoad"/></draw:frame>, then at most one of the clauses <text:span text:style-name="T18">can be preserved in any given assignment </text:span><text:span text:style-name="T18"><draw:frame draw:style-name="fr2" draw:name="Object86" text:anchor-type="as-char" svg:y="-0.377cm" svg:width="0.427cm" svg:height="0.467cm" draw:z-index="85"><draw:object xlink:href="./Object 86" xlink:type="simple" xlink:show="embed" xlink:actuate="onLoad"/><draw:image xlink:href="./ObjectReplacements/Object 86" xlink:type="simple" xlink:show="embed" xlink:actuate="onLoad"/></draw:frame></text:span><text:span text:style-name="T18">. (Suppose </text:span><text:span text:style-name="T19"><draw:frame draw:style-name="fr2" draw:name="Object87" text:anchor-type="as-char" svg:y="-0.377cm" svg:width="0.623cm" svg:height="0.531cm" draw:z-index="86"><draw:object xlink:href="./Object 87" xlink:type="simple" xlink:show="embed" xlink:actuate="onLoad"/><draw:image xlink:href="./ObjectReplacements/Object 87" xlink:type="simple" xlink:show="embed" xlink:actuate="onLoad"/></draw:frame></text:span><text:span text:style-name="T18"><text:s/>contains </text:span><text:span text:style-name="T19"><draw:frame draw:style-name="fr2" draw:name="Object88" text:anchor-type="as-char" svg:y="-0.377cm" svg:width="0.33cm" svg:height="0.467cm" draw:z-index="87"><draw:object xlink:href="./Object 88" xlink:type="simple" xlink:show="embed" xlink:actuate="onLoad"/><draw:image xlink:href="./ObjectReplacements/Object 88" xlink:type="simple" xlink:show="embed" xlink:actuate="onLoad"/></draw:frame></text:span><text:span text:style-name="T18"><text:s/>and </text:span><text:span text:style-name="T18"><draw:frame draw:style-name="fr2" draw:name="Object90" text:anchor-type="as-char" svg:y="-0.377cm" svg:width="0.64cm" svg:height="0.531cm" draw:z-index="89"><draw:object xlink:href="./Object 90" xlink:type="simple" xlink:show="embed" xlink:actuate="onLoad"/><draw:image xlink:href="./ObjectReplacements/Object 90" xlink:type="simple" xlink:show="embed" xlink:actuate="onLoad"/></draw:frame></text:span><text:span text:style-name="T18"><text:s/>contains </text:span><text:span text:style-name="T18"><draw:frame draw:style-name="fr2" draw:name="Object89" text:anchor-type="as-char" svg:y="-0.377cm" svg:width="0.61cm" svg:height="0.467cm" draw:z-index="88"><draw:object xlink:href="./Object 89" xlink:type="simple" xlink:show="embed" xlink:actuate="onLoad"/><draw:image xlink:href="./ObjectReplacements/Object 89" xlink:type="simple" xlink:show="embed" xlink:actuate="onLoad"/></draw:frame></text:span><text:span text:style-name="T18">, then if </text:span><text:span text:style-name="T18"><draw:frame draw:style-name="fr2" draw:name="Object91" text:anchor-type="as-char" svg:y="-0.377cm" svg:width="0.427cm" svg:height="0.467cm" draw:z-index="90"><draw:object xlink:href="./Object 91" xlink:type="simple" xlink:show="embed" xlink:actuate="onLoad"/><draw:image xlink:href="./ObjectReplacements/Object 91" xlink:type="simple" xlink:show="embed" xlink:actuate="onLoad"/></draw:frame></text:span><text:span text:style-name="T18"><text:s/>contains </text:span><text:span text:style-name="T18"><draw:frame draw:style-name="fr2" draw:name="Object97" text:anchor-type="as-char" svg:y="-0.377cm" svg:width="0.33cm" svg:height="0.467cm" draw:z-index="96"><draw:object xlink:href="./Object 97" xlink:type="simple" xlink:show="embed" xlink:actuate="onLoad"/><draw:image xlink:href="./ObjectReplacements/Object 97" xlink:type="simple" xlink:show="embed" xlink:actuate="onLoad"/></draw:frame></text:span><text:span text:style-name="T18">, it preserves </text:span><text:span text:style-name="T18"><draw:frame draw:style-name="fr2" draw:name="Object96" text:anchor-type="as-char" svg:y="-0.377cm" svg:width="0.623cm" svg:height="0.531cm" draw:z-index="95"><draw:object xlink:href="./Object 96" xlink:type="simple" xlink:show="embed" xlink:actuate="onLoad"/><draw:image xlink:href="./ObjectReplacements/Object 96" xlink:type="simple" xlink:show="embed" xlink:actuate="onLoad"/></draw:frame></text:span><text:span text:style-name="T18"><text:s/>but omits </text:span><text:span text:style-name="T18"><draw:frame draw:style-name="fr2" draw:name="Object95" text:anchor-type="as-char" svg:y="-0.377cm" svg:width="0.64cm" svg:height="0.531cm" draw:z-index="94"><draw:object xlink:href="./Object 95" xlink:type="simple" xlink:show="embed" xlink:actuate="onLoad"/><draw:image xlink:href="./ObjectReplacements/Object 95" xlink:type="simple" xlink:show="embed" xlink:actuate="onLoad"/></draw:frame></text:span><text:span text:style-name="T18">, and if </text:span><text:span text:style-name="T18"><draw:frame draw:style-name="fr2" draw:name="Object98" text:anchor-type="as-char" svg:y="-0.377cm" svg:width="0.427cm" svg:height="0.467cm" draw:z-index="97"><draw:object xlink:href="./Object 98" xlink:type="simple" xlink:show="embed" xlink:actuate="onLoad"/><draw:image xlink:href="./ObjectReplacements/Object 98" xlink:type="simple" xlink:show="embed" xlink:actuate="onLoad"/></draw:frame></text:span><text:span text:style-name="T18"><text:s/>contains </text:span><text:span text:style-name="T18"><draw:frame draw:style-name="fr2" draw:name="Object94" text:anchor-type="as-char" svg:y="-0.377cm" svg:width="0.61cm" svg:height="0.467cm" draw:z-index="93"><draw:object xlink:href="./Object 94" xlink:type="simple" xlink:show="embed" xlink:actuate="onLoad"/><draw:image xlink:href="./ObjectReplacements/Object 94" xlink:type="simple" xlink:show="embed" xlink:actuate="onLoad"/></draw:frame></text:span><text:span text:style-name="T18"><text:s/>instead, then it preserves </text:span><text:span text:style-name="T18"><draw:frame draw:style-name="fr2" draw:name="Object93" text:anchor-type="as-char" svg:y="-0.377cm" svg:width="0.64cm" svg:height="0.531cm" draw:z-index="92"><draw:object xlink:href="./Object 93" xlink:type="simple" xlink:show="embed" xlink:actuate="onLoad"/><draw:image xlink:href="./ObjectReplacements/Object 93" xlink:type="simple" xlink:show="embed" xlink:actuate="onLoad"/></draw:frame></text:span><text:span text:style-name="T18"><text:s/>and suppresses </text:span><text:span text:style-name="T18"><draw:frame draw:style-name="fr2" draw:name="Object92" text:anchor-type="as-char" svg:y="-0.377cm" svg:width="0.623cm" svg:height="0.531cm" draw:z-index="91"><draw:object xlink:href="./Object 92" xlink:type="simple" xlink:show="embed" xlink:actuate="onLoad"/><draw:image xlink:href="./ObjectReplacements/Object 92" xlink:type="simple" xlink:show="embed" xlink:actuate="onLoad"/></draw:frame></text:span><text:span text:style-name="T18">.)</text:span></text:p>
      <text:p text:style-name="P25"><draw:frame draw:style-name="fr1" draw:name="Frame2" text:anchor-type="paragraph" svg:x="-0.208cm" svg:y="0.083cm" svg:width="17.487cm" draw:z-index="103"><draw:text-box fo:min-height="3.104cm"><text:p text:style-name="P24">Therefore, if we create a<text:span text:style-name="T22">n</text:span> undirected graph <draw:frame draw:style-name="fr2" draw:name="Object107" text:anchor-type="as-char" svg:y="-0.377cm" svg:width="0.519cm" svg:height="0.467cm" draw:z-index="107"><draw:object xlink:href="./Object 112" xlink:type="simple" xlink:show="embed" xlink:actuate="onLoad"/><draw:image xlink:href="./ObjectReplacements/Object 112" xlink:type="simple" xlink:show="embed" xlink:actuate="onLoad"/><svg:desc>formula</svg:desc></draw:frame>:</text:p><text:list xml:id="list2177505998" text:style-name="L2"><text:list-item><text:p text:style-name="P26"><text:span text:style-name="T18">whose nodes are the clauses </text:span><text:span text:style-name="T18"><draw:frame draw:style-name="fr2" draw:name="Object99" text:anchor-type="as-char" svg:y="-0.377cm" svg:width="0.623cm" svg:height="0.531cm" draw:z-index="108"><draw:object xlink:href="./Object 113" xlink:type="simple" xlink:show="embed" xlink:actuate="onLoad"/><draw:image xlink:href="./ObjectReplacements/Object 113" xlink:type="simple" xlink:show="embed" xlink:actuate="onLoad"/><svg:desc>formula</svg:desc></draw:frame></text:span><text:span text:style-name="T18"><text:s/>in </text:span><text:span text:style-name="T18"><draw:frame draw:style-name="fr2" draw:name="Object100" text:anchor-type="as-char" svg:y="-0.386cm" svg:width="1.642cm" svg:height="0.508cm" draw:z-index="109"><draw:object xlink:href="./Object 114" xlink:type="simple" xlink:show="embed" xlink:actuate="onLoad"/><draw:image xlink:href="./ObjectReplacements/Object 114" xlink:type="simple" xlink:show="embed" xlink:actuate="onLoad"/><svg:desc>formula</svg:desc></draw:frame></text:span><text:span text:style-name="T18">, </text:span></text:p></text:list-item><text:list-item><text:p text:style-name="P26"><text:span text:style-name="T18">and two nodes </text:span><text:span text:style-name="T18"><draw:frame draw:style-name="fr2" draw:name="Object102" text:anchor-type="as-char" svg:y="-0.377cm" svg:width="0.661cm" svg:height="0.531cm" draw:z-index="104"><draw:object xlink:href="./Object 108" xlink:type="simple" xlink:show="embed" xlink:actuate="onLoad"/><draw:image xlink:href="./ObjectReplacements/Object 108" xlink:type="simple" xlink:show="embed" xlink:actuate="onLoad"/><svg:desc>formula</svg:desc></draw:frame></text:span><text:span text:style-name="T18"><text:s/>and </text:span><text:span text:style-name="T18"><draw:frame draw:style-name="fr2" draw:name="Object101" text:anchor-type="as-char" svg:y="-0.377cm" svg:width="0.681cm" svg:height="0.531cm" draw:z-index="105"><draw:object xlink:href="./Object 110" xlink:type="simple" xlink:show="embed" xlink:actuate="onLoad"/><draw:image xlink:href="./ObjectReplacements/Object 110" xlink:type="simple" xlink:show="embed" xlink:actuate="onLoad"/><svg:desc>formula</svg:desc></draw:frame></text:span><text:span text:style-name="T18"><text:s/>are connected by an edge if and only if they have opposite literals on some variable in </text:span><text:span text:style-name="T18"><draw:frame draw:style-name="fr2" draw:name="Object103" text:anchor-type="as-char" svg:y="-0.377cm" svg:width="0.529cm" svg:height="0.467cm" draw:z-index="106"><draw:object xlink:href="./Object 111" xlink:type="simple" xlink:show="embed" xlink:actuate="onLoad"/><draw:image xlink:href="./ObjectReplacements/Object 111" xlink:type="simple" xlink:show="embed" xlink:actuate="onLoad"/><svg:desc>formula</svg:desc></draw:frame></text:span><text:span text:style-name="T18">, then each </text:span></text:p></text:list-item></text:list></draw:text-box></draw:frame><text:span text:style-name="T20">then each assignment </text:span><text:span text:style-name="T20"><draw:frame draw:style-name="fr2" draw:name="Object104" text:anchor-type="as-char" svg:y="-0.377cm" svg:width="0.427cm" svg:height="0.467cm" draw:z-index="98"><draw:object xlink:href="./Object 104" xlink:type="simple" xlink:show="embed" xlink:actuate="onLoad"/><draw:image xlink:href="./ObjectReplacements/Object 104" xlink:type="simple" xlink:show="embed" xlink:actuate="onLoad"/></draw:frame></text:span><text:span text:style-name="T20"><text:s/>will </text:span><text:span text:style-name="T21">preserve a set of clauses </text:span><text:span text:style-name="T21"><draw:frame draw:style-name="fr2" draw:name="Object106" text:anchor-type="as-char" svg:y="-0.377cm" svg:width="0.584cm" svg:height="0.531cm" draw:z-index="100"><draw:object xlink:href="./Object 106" xlink:type="simple" xlink:show="embed" xlink:actuate="onLoad"/><draw:image xlink:href="./ObjectReplacements/Object 106" xlink:type="simple" xlink:show="embed" xlink:actuate="onLoad"/></draw:frame></text:span><text:span text:style-name="T21"><text:s/>whose corresponding set of clauses </text:span><text:span text:style-name="T21"><draw:frame draw:style-name="fr2" draw:name="Object105" text:anchor-type="as-char" svg:y="-0.377cm" svg:width="0.623cm" svg:height="0.531cm" draw:z-index="99"><draw:object xlink:href="./Object 105" xlink:type="simple" xlink:show="embed" xlink:actuate="onLoad"/><draw:image xlink:href="./ObjectReplacements/Object 105" xlink:type="simple" xlink:show="embed" xlink:actuate="onLoad"/></draw:frame></text:span><text:span text:style-name="T21"><text:s/>will create an independent subset of this graph.</text:span></text:p>
      <text:p text:style-name="P33">Furthermore, since our objective is to look for assignments that preserve MUCs, we can make sure we do not miss any MUCs by looking at all maximal independent subsets. Therefore, the algorithm now becomes:</text:p>
      <text:p text:style-name="Preformatted_20_Text"><draw:frame draw:style-name="fr1" draw:name="Frame1" text:anchor-type="paragraph" svg:x="-0.256cm" svg:y="0.131cm" svg:width="17.463cm" draw:z-index="101"><draw:text-box fo:min-height="1.226cm"><text:list xml:id="list2233263174" text:style-name="L4"><text:list-item><text:p text:style-name="P16">Create the graph <draw:frame draw:style-name="fr2" draw:name="Object108" text:anchor-type="as-char" svg:y="-0.377cm" svg:width="0.519cm" svg:height="0.467cm" draw:z-index="102"><draw:object xlink:href="./Object 109" xlink:type="simple" xlink:show="embed" xlink:actuate="onLoad"/><draw:image xlink:href="./ObjectReplacements/Object 109" xlink:type="simple" xlink:show="embed" xlink:actuate="onLoad"/><svg:desc>formula</svg:desc></draw:frame><text:s/>as described above.</text:p></text:list-item><text:list-item><text:p text:style-name="P16">For <text:span text:style-name="T23">every maximal independent set </text:span><text:span text:style-name="T23"><draw:frame draw:style-name="fr2" draw:name="Object112" text:anchor-type="as-char" svg:y="-0.377cm" svg:width="0.402cm" svg:height="0.467cm" draw:z-index="113"><draw:object xlink:href="./Object 101" xlink:type="simple" xlink:show="embed" xlink:actuate="onLoad"/><draw:image xlink:href="./ObjectReplacements/Object 101" xlink:type="simple" xlink:show="embed" xlink:actuate="onLoad"/></draw:frame></text:span><text:span text:style-name="T23">:</text:span></text:p></text:list-item><text:list-item><text:p text:style-name="P16"><text:s text:c="4"/><text:span text:style-name="T24">F</text:span><text:span text:style-name="T23">ind the corresponding subset </text:span><text:span text:style-name="T23"><draw:frame draw:style-name="fr2" draw:name="Object110" text:anchor-type="as-char" svg:y="-0.377cm" svg:width="0.563cm" svg:height="0.531cm" draw:z-index="111"><draw:object xlink:href="./Object 99" xlink:type="simple" xlink:show="embed" xlink:actuate="onLoad"/><draw:image xlink:href="./ObjectReplacements/Object 99" xlink:type="simple" xlink:show="embed" xlink:actuate="onLoad"/></draw:frame></text:span><text:span text:style-name="T23"><text:s/>of clauses from </text:span><text:span text:style-name="T23"><draw:frame draw:style-name="fr2" draw:name="Object111" text:anchor-type="as-char" svg:y="-0.386cm" svg:width="1.185cm" svg:height="0.508cm" draw:z-index="112"><draw:object xlink:href="./Object 100" xlink:type="simple" xlink:show="embed" xlink:actuate="onLoad"/><draw:image xlink:href="./ObjectReplacements/Object 100" xlink:type="simple" xlink:show="embed" xlink:actuate="onLoad"/></draw:frame></text:span></text:p></text:list-item><text:list-item><text:p text:style-name="P16"><text:s text:c="4"/><text:span text:style-name="T24">C</text:span><text:span text:style-name="T23">heck if </text:span><text:span text:style-name="T23"><draw:frame draw:style-name="fr2" draw:name="Object109" text:anchor-type="as-char" svg:y="-0.377cm" svg:width="0.563cm" svg:height="0.531cm" draw:z-index="110"><draw:object xlink:href="./Object 36" xlink:type="simple" xlink:show="embed" xlink:actuate="onLoad"/><draw:image xlink:href="./ObjectReplacements/Object 36" xlink:type="simple" xlink:show="embed" xlink:actuate="onLoad"/></draw:frame></text:span><text:span text:style-name="T23"><text:s/>is un-satisfiable</text:span></text:p></text:list-item></text:list></draw:text-box></draw:frame><text:soft-page-break/></text:p>
      <text:h text:style-name="P15" text:outline-level="1">MUC driven search</text:h>
      <text:p text:style-name="P34">The disadvantage with an assignment driven search from the previous section is that there might be intersecting independent subsets generated by the algorithm, causing the algorithm to <text:span text:style-name="T23">redundantly</text:span> look for MUCs in those intersecti<text:span text:style-name="T23">ng sets multiple times</text:span>. Another approach would be to instead generate MUCs and then check if they form an independent subset.</text:p>
      <text:p text:style-name="P19"><draw:frame draw:style-name="fr1" draw:name="Frame3" text:anchor-type="paragraph" svg:x="-0.183cm" svg:y="0.145cm" svg:width="17.343cm" draw:z-index="114"><draw:text-box fo:min-height="1.804cm"><text:list xml:id="list93253217" text:style-name="L5"><text:list-item><text:p text:style-name="P17"><text:span text:style-name="T23">For every MUC </text:span><text:span text:style-name="T23"><draw:frame draw:style-name="fr2" draw:name="Object113" text:anchor-type="as-char" svg:y="-0.21cm" svg:width="0.457cm" svg:height="0.316cm" draw:z-index="117"><draw:object xlink:href="./Object 121" xlink:type="simple" xlink:show="embed" xlink:actuate="onLoad"/><draw:image xlink:href="./ObjectReplacements/Object 121" xlink:type="simple" xlink:show="embed" xlink:actuate="onLoad"/><svg:desc>formula</svg:desc></draw:frame></text:span><text:span text:style-name="T24"><text:s/>of</text:span><text:span text:style-name="T23"> </text:span><text:span text:style-name="T23"><draw:frame draw:style-name="fr2" draw:name="Object114" text:anchor-type="as-char" svg:y="-0.386cm" svg:width="1.185cm" svg:height="0.508cm" draw:z-index="118"><draw:object xlink:href="./Object 122" xlink:type="simple" xlink:show="embed" xlink:actuate="onLoad"/><draw:image xlink:href="./ObjectReplacements/Object 122" xlink:type="simple" xlink:show="embed" xlink:actuate="onLoad"/><svg:desc>formula</svg:desc></draw:frame></text:span><text:span text:style-name="T24">:</text:span></text:p></text:list-item><text:list-item><text:p text:style-name="P17"><text:s text:c="4"/><text:span text:style-name="T24">Find the corresponding set </text:span><text:span text:style-name="T24"><draw:frame draw:style-name="fr2" draw:name="Object115" text:anchor-type="as-char" svg:y="-0.226cm" svg:width="0.628cm" svg:height="0.372cm" draw:z-index="119"><draw:object xlink:href="./Object 123" xlink:type="simple" xlink:show="embed" xlink:actuate="onLoad"/><draw:image xlink:href="./ObjectReplacements/Object 123" xlink:type="simple" xlink:show="embed" xlink:actuate="onLoad"/><svg:desc>formula</svg:desc></draw:frame></text:span><text:span text:style-name="T24"><text:s/>of nodes in </text:span><text:span text:style-name="T24"><draw:frame draw:style-name="fr2" draw:name="Object117" text:anchor-type="as-char" svg:y="-0.377cm" svg:width="0.519cm" svg:height="0.467cm" draw:z-index="120"><draw:object xlink:href="./Object 124" xlink:type="simple" xlink:show="embed" xlink:actuate="onLoad"/><draw:image xlink:href="./ObjectReplacements/Object 124" xlink:type="simple" xlink:show="embed" xlink:actuate="onLoad"/><svg:desc>formula</svg:desc></draw:frame></text:span></text:p></text:list-item><text:list-item><text:p text:style-name="P17"><text:s text:c="4"/><text:span text:style-name="T24">Check if </text:span><text:span text:style-name="T24"><draw:frame draw:style-name="fr2" draw:name="Object118" text:anchor-type="as-char" svg:y="-0.226cm" svg:width="0.628cm" svg:height="0.372cm" draw:z-index="115"><draw:object xlink:href="./Object 119" xlink:type="simple" xlink:show="embed" xlink:actuate="onLoad"/><draw:image xlink:href="./ObjectReplacements/Object 119" xlink:type="simple" xlink:show="embed" xlink:actuate="onLoad"/><svg:desc>formula</svg:desc></draw:frame></text:span><text:span text:style-name="T24"><text:s/>forms an independent set in </text:span><text:span text:style-name="T24"><draw:frame draw:style-name="fr2" draw:name="Object116" text:anchor-type="as-char" svg:y="-0.377cm" svg:width="0.519cm" svg:height="0.467cm" draw:z-index="116"><draw:object xlink:href="./Object 120" xlink:type="simple" xlink:show="embed" xlink:actuate="onLoad"/><draw:image xlink:href="./ObjectReplacements/Object 120" xlink:type="simple" xlink:show="embed" xlink:actuate="onLoad"/><svg:desc>formula</svg:desc></draw:frame></text:span></text:p></text:list-item></text:list></draw:text-box></draw:frame>This algorithm would not work well if <draw:frame draw:style-name="fr2" draw:name="Object121" text:anchor-type="as-char" svg:y="-0.386cm" svg:width="1.185cm" svg:height="0.508cm" draw:z-index="122"><draw:object xlink:href="./Object 115" xlink:type="simple" xlink:show="embed" xlink:actuate="onLoad"/><draw:image xlink:href="./ObjectReplacements/Object 115" xlink:type="simple" xlink:show="embed" xlink:actuate="onLoad"/></draw:frame><text:s/>has many MUCs, and none of whose corresponding subset of nodes in <draw:frame draw:style-name="fr2" draw:name="Object120" text:anchor-type="as-char" svg:y="-0.377cm" svg:width="0.519cm" svg:height="0.467cm" draw:z-index="121"><draw:object xlink:href="./Object 103" xlink:type="simple" xlink:show="embed" xlink:actuate="onLoad"/><draw:image xlink:href="./ObjectReplacements/Object 103" xlink:type="simple" xlink:show="embed" xlink:actuate="onLoad"/></draw:frame><text:s/>forms an independent subset.</text:p>
      <text:p text:style-name="P19">Perhaps a better approach would be to look for a hybrid approach of the above two sections, which is MUC based, but avoids generating/exploring an MUC unless the corresponding set of nodes forms an independent subs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2-01-09T20:49:16.255055626</dc:date>
    <meta:editing-duration>PT5H54M43S</meta:editing-duration>
    <meta:editing-cycles>16</meta:editing-cycles>
    <meta:generator>LibreOffice/7.2.3.2$Linux_X86_64 LibreOffice_project/20$Build-2</meta:generator>
    <meta:document-statistic meta:table-count="0" meta:image-count="0" meta:object-count="120" meta:page-count="3" meta:paragraph-count="48" meta:word-count="810" meta:character-count="4568" meta:non-whitespace-character-count="3714"/>
  </office:meta>
</office:document-meta>
</file>

<file path=Object 1/content.xml><?xml version="1.0" encoding="utf-8"?>
<math xmlns="http://www.w3.org/1998/Math/MathML" display="block">
  <semantics>
    <mrow>
      <msub>
        <mo stretchy="false">∃</mo>
        <mi>X</mi>
      </msub>
      <mi>ϕ</mi>
      <mrow>
        <mrow>
          <mo fence="true" stretchy="false">(</mo>
          <mrow>
            <mrow>
              <mi>X</mi>
              <mi>,</mi>
              <mover accent="true">
                <mi>X</mi>
                <mo>¯</mo>
              </mover>
            </mrow>
          </mrow>
          <mo fence="true" stretchy="false">)</mo>
        </mrow>
        <mo stretchy="false">∧</mo>
        <mi>α</mi>
      </mrow>
      <mrow>
        <mrow>
          <mo fence="true" stretchy="false">(</mo>
          <mrow>
            <mover accent="true">
              <mi>X</mi>
              <mo>¯</mo>
            </mover>
          </mrow>
          <mo fence="true" stretchy="false">)</mo>
        </mrow>
        <mo stretchy="false">=</mo>
        <mrow>
          <mrow>
            <mo fence="true" stretchy="false">[</mo>
            <mrow>
              <mrow>
                <msub>
                  <mo stretchy="false">∃</mo>
                  <mi>X</mi>
                </msub>
                <mi>ϕ</mi>
                <mrow>
                  <mo fence="true" stretchy="false">(</mo>
                  <mrow>
                    <mrow>
                      <mi>X</mi>
                      <mi>,</mi>
                      <mover accent="true">
                        <mi>X</mi>
                        <mo>¯</mo>
                      </mover>
                    </mrow>
                  </mrow>
                  <mo fence="true" stretchy="false">)</mo>
                </mrow>
              </mrow>
            </mrow>
            <mo fence="true" stretchy="false">]</mo>
          </mrow>
          <mo stretchy="false">∧</mo>
          <mi>α</mi>
        </mrow>
      </mrow>
      <mrow>
        <mo fence="true" stretchy="false">(</mo>
        <mrow>
          <mover accent="true">
            <mi>X</mi>
            <mo>¯</mo>
          </mover>
        </mrow>
        <mo fence="true" stretchy="false">)</mo>
      </mrow>
    </mrow>
    <annotation encoding="StarMath 5.0">exists _ X %phi  (X, overline {X}  ) and %alpha ( overline{X} )
= [ exists_X %phi(X, overline{X}) ] and %alpha( overline X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01/content.xml><?xml version="1.0" encoding="utf-8"?>
<math xmlns="http://www.w3.org/1998/Math/MathML" display="block">
  <semantics>
    <mi>I</mi>
    <annotation encoding="StarMath 5.0">I</annotation>
  </semantics>
</math>
</file>

<file path=Object 103/content.xml><?xml version="1.0" encoding="utf-8"?>
<math xmlns="http://www.w3.org/1998/Math/MathML" display="block">
  <semantics>
    <mi>G</mi>
    <annotation encoding="StarMath 5.0">G</annotation>
  </semantics>
</math>
</file>

<file path=Object 104/content.xml><?xml version="1.0" encoding="utf-8"?>
<math xmlns="http://www.w3.org/1998/Math/MathML" display="block">
  <semantics>
    <mover accent="true">
      <mi>a</mi>
      <mo>¯</mo>
    </mover>
    <annotation encoding="StarMath 5.0">overline{a}</annotation>
  </semantics>
</math>
</file>

<file path=Object 105/content.xml><?xml version="1.0" encoding="utf-8"?>
<math xmlns="http://www.w3.org/1998/Math/MathML" display="block">
  <semantics>
    <msub>
      <mi>D</mi>
      <mi>i</mi>
    </msub>
    <annotation encoding="StarMath 5.0">{D_i}</annotation>
  </semantics>
</math>
</file>

<file path=Object 106/content.xml><?xml version="1.0" encoding="utf-8"?>
<math xmlns="http://www.w3.org/1998/Math/MathML" display="block">
  <semantics>
    <msub>
      <mi>C</mi>
      <mi>i</mi>
    </msub>
    <annotation encoding="StarMath 5.0">{C_i}</annotation>
  </semantics>
</math>
</file>

<file path=Object 107/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108/content.xml><?xml version="1.0" encoding="utf-8"?>
<math xmlns="http://www.w3.org/1998/Math/MathML" display="block">
  <semantics>
    <msub>
      <mi>D</mi>
      <mi>j</mi>
    </msub>
    <annotation encoding="StarMath 5.0">D_j</annotation>
  </semantics>
</math>
</file>

<file path=Object 109/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 X)</annotation>
  </semantics>
</math>
</file>

<file path=Object 110/content.xml><?xml version="1.0" encoding="utf-8"?>
<math xmlns="http://www.w3.org/1998/Math/MathML" display="block">
  <semantics>
    <msub>
      <mi>D</mi>
      <mi>k</mi>
    </msub>
    <annotation encoding="StarMath 5.0">D_k</annotation>
  </semantics>
</math>
</file>

<file path=Object 111/content.xml><?xml version="1.0" encoding="utf-8"?>
<math xmlns="http://www.w3.org/1998/Math/MathML" display="block">
  <semantics>
    <mover accent="true">
      <mi>X</mi>
      <mo>¯</mo>
    </mover>
    <annotation encoding="StarMath 5.0">overline{ X }</annotation>
  </semantics>
</math>
</file>

<file path=Object 112/content.xml><?xml version="1.0" encoding="utf-8"?>
<math xmlns="http://www.w3.org/1998/Math/MathML" display="block">
  <semantics>
    <mi>G</mi>
    <annotation encoding="StarMath 5.0">G</annotation>
  </semantics>
</math>
</file>

<file path=Object 113/content.xml><?xml version="1.0" encoding="utf-8"?>
<math xmlns="http://www.w3.org/1998/Math/MathML" display="block">
  <semantics>
    <msub>
      <mi>D</mi>
      <mi>i</mi>
    </msub>
    <annotation encoding="StarMath 5.0">D_i</annotation>
  </semantics>
</math>
</file>

<file path=Object 114/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 X, overline{X} )</annotation>
  </semantics>
</math>
</file>

<file path=Object 11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19/content.xml><?xml version="1.0" encoding="utf-8"?>
<math xmlns="http://www.w3.org/1998/Math/MathML" display="block">
  <semantics>
    <msub>
      <mi>σ</mi>
      <mi>μ</mi>
    </msub>
    <annotation encoding="StarMath 5.0">%sigma_%mu</annotation>
  </semantics>
</math>
</file>

<file path=Object 12/content.xml><?xml version="1.0" encoding="utf-8"?>
<math xmlns="http://www.w3.org/1998/Math/MathML" display="block">
  <semantics>
    <mover accent="true">
      <mi>a</mi>
      <mo>¯</mo>
    </mover>
    <annotation encoding="StarMath 5.0">overline a</annotation>
  </semantics>
</math>
</file>

<file path=Object 120/content.xml><?xml version="1.0" encoding="utf-8"?>
<math xmlns="http://www.w3.org/1998/Math/MathML" display="block">
  <semantics>
    <mi>G</mi>
    <annotation encoding="StarMath 5.0">G</annotation>
  </semantics>
</math>
</file>

<file path=Object 121/content.xml><?xml version="1.0" encoding="utf-8"?>
<math xmlns="http://www.w3.org/1998/Math/MathML" display="block">
  <semantics>
    <mi>μ</mi>
    <annotation encoding="StarMath 5.0">%mu</annotation>
  </semantics>
</math>
</file>

<file path=Object 12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3/content.xml><?xml version="1.0" encoding="utf-8"?>
<math xmlns="http://www.w3.org/1998/Math/MathML" display="block">
  <semantics>
    <msub>
      <mi>σ</mi>
      <mi>μ</mi>
    </msub>
    <annotation encoding="StarMath 5.0">%sigma_%mu</annotation>
  </semantics>
</math>
</file>

<file path=Object 124/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over accent="true">
      <mi>a</mi>
      <mo>¯</mo>
    </mover>
    <annotation encoding="StarMath 5.0">overline a</annotation>
  </semantics>
</math>
</file>

<file path=Object 14/content.xml><?xml version="1.0" encoding="utf-8"?>
<math xmlns="http://www.w3.org/1998/Math/MathML" display="block">
  <semantics>
    <mover accent="true">
      <mi>X</mi>
      <mo>¯</mo>
    </mover>
    <annotation encoding="StarMath 5.0">overline X</annotation>
  </semantics>
</math>
</file>

<file path=Object 15/content.xml><?xml version="1.0" encoding="utf-8"?>
<math xmlns="http://www.w3.org/1998/Math/MathML" display="block">
  <semantics>
    <mover accent="true">
      <mi>X</mi>
      <mo>¯</mo>
    </mover>
    <annotation encoding="StarMath 5.0">overline X</annotation>
  </semantics>
</math>
</file>

<file path=Object 16/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17/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18/content.xml><?xml version="1.0" encoding="utf-8"?>
<math xmlns="http://www.w3.org/1998/Math/MathML" display="block">
  <semantics>
    <mrow>
      <mi>ψ</mi>
      <mrow>
        <mo fence="true" stretchy="false">(</mo>
        <mrow>
          <mi>X</mi>
        </mrow>
        <mo fence="true" stretchy="false">)</mo>
      </mrow>
    </mrow>
    <annotation encoding="StarMath 5.0">%psi(X)</annotation>
  </semantics>
</math>
</file>

<file path=Object 19/content.xml><?xml version="1.0" encoding="utf-8"?>
<math xmlns="http://www.w3.org/1998/Math/MathML" display="block">
  <semantics>
    <mover accent="true">
      <mi>X</mi>
      <mo>¯</mo>
    </mover>
    <annotation encoding="StarMath 5.0">overline X</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21/content.xml><?xml version="1.0" encoding="utf-8"?>
<math xmlns="http://www.w3.org/1998/Math/MathML" display="block">
  <semantics>
    <mi>ϕ</mi>
    <annotation encoding="StarMath 5.0">%phi</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over accent="true">
      <mi>a</mi>
      <mo>¯</mo>
    </mover>
    <annotation encoding="StarMath 5.0">overline a</annotation>
  </semantics>
</math>
</file>

<file path=Object 2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6/content.xml><?xml version="1.0" encoding="utf-8"?>
<math xmlns="http://www.w3.org/1998/Math/MathML" display="block">
  <semantics>
    <mrow>
      <mi>ψ</mi>
      <mrow>
        <mo fence="true" stretchy="false">(</mo>
        <mrow>
          <mi>X</mi>
        </mrow>
        <mo fence="true" stretchy="false">)</mo>
      </mrow>
      <mo stretchy="false">⇒</mo>
      <mi>ϕ</mi>
      <mrow>
        <mo fence="true" stretchy="false">(</mo>
        <mrow>
          <mrow>
            <mi>X</mi>
            <mi>,</mi>
            <mover accent="true">
              <mi>a</mi>
              <mo>¯</mo>
            </mover>
          </mrow>
        </mrow>
        <mo fence="true" stretchy="false">)</mo>
      </mrow>
    </mrow>
    <annotation encoding="StarMath 5.0">%psi(X) drarrow %phi(X, overline a)</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8/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 X, overline a)</annotation>
  </semantics>
</math>
</file>

<file path=Object 29/content.xml><?xml version="1.0" encoding="utf-8"?>
<math xmlns="http://www.w3.org/1998/Math/MathML" display="block">
  <semantics>
    <mrow>
      <msub>
        <mi>μ</mi>
        <mn>1</mn>
      </msub>
      <mi>,</mi>
      <msub>
        <mi>μ</mi>
        <mn>2</mn>
      </msub>
      <mi>…</mi>
      <msub>
        <mi>μ</mi>
        <mi>m</mi>
      </msub>
    </mrow>
    <annotation encoding="StarMath 5.0">%mu_1, %mu_2… %mu_m</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1/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5/content.xml><?xml version="1.0" encoding="utf-8"?>
<math xmlns="http://www.w3.org/1998/Math/MathML" display="block">
  <semantics>
    <mover accent="true">
      <mi>a</mi>
      <mo>¯</mo>
    </mover>
    <annotation encoding="StarMath 5.0">overline a</annotation>
  </semantics>
</math>
</file>

<file path=Object 36/content.xml><?xml version="1.0" encoding="utf-8"?>
<math xmlns="http://www.w3.org/1998/Math/MathML" display="block">
  <semantics>
    <msub>
      <mi>S</mi>
      <mi>I</mi>
    </msub>
    <annotation encoding="StarMath 5.0">S_I</annotation>
  </semantics>
</math>
</file>

<file path=Object 37/content.xml><?xml version="1.0" encoding="utf-8"?>
<math xmlns="http://www.w3.org/1998/Math/MathML" display="block">
  <semantics>
    <mover accent="true">
      <mi>a</mi>
      <mo>¯</mo>
    </mover>
    <annotation encoding="StarMath 5.0">overline a</annotation>
  </semantics>
</math>
</file>

<file path=Object 38/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39/content.xml><?xml version="1.0" encoding="utf-8"?>
<math xmlns="http://www.w3.org/1998/Math/MathML" display="block">
  <semantics>
    <mover accent="true">
      <mi>a</mi>
      <mo>¯</mo>
    </mover>
    <annotation encoding="StarMath 5.0">overline a</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over accent="true">
      <mi>X</mi>
      <mo>¯</mo>
    </mover>
    <annotation encoding="StarMath 5.0">overline X</annotation>
  </semantics>
</math>
</file>

<file path=Object 41/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 X)</annotation>
  </semantics>
</math>
</file>

<file path=Object 42/content.xml><?xml version="1.0" encoding="utf-8"?>
<math xmlns="http://www.w3.org/1998/Math/MathML" display="block">
  <semantics>
    <mi>μ</mi>
    <annotation encoding="StarMath 5.0">%mu</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4/content.xml><?xml version="1.0" encoding="utf-8"?>
<math xmlns="http://www.w3.org/1998/Math/MathML" display="block">
  <semantics>
    <mover accent="true">
      <mi>a</mi>
      <mo>¯</mo>
    </mover>
    <annotation encoding="StarMath 5.0">overline a</annotation>
  </semantics>
</math>
</file>

<file path=Object 45/content.xml><?xml version="1.0" encoding="utf-8"?>
<math xmlns="http://www.w3.org/1998/Math/MathML" display="block">
  <semantics>
    <mover accent="true">
      <mi>X</mi>
      <mo>¯</mo>
    </mover>
    <annotation encoding="StarMath 5.0">overline X</annotation>
  </semantics>
</math>
</file>

<file path=Object 46/content.xml><?xml version="1.0" encoding="utf-8"?>
<math xmlns="http://www.w3.org/1998/Math/MathML" display="block">
  <semantics>
    <mi>μ</mi>
    <annotation encoding="StarMath 5.0">%mu</annotation>
  </semantics>
</math>
</file>

<file path=Object 47/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48/content.xml><?xml version="1.0" encoding="utf-8"?>
<math xmlns="http://www.w3.org/1998/Math/MathML" display="block">
  <semantics>
    <mover accent="true">
      <mi>a</mi>
      <mo>¯</mo>
    </mover>
    <annotation encoding="StarMath 5.0">overline { a }</annotation>
  </semantics>
</math>
</file>

<file path=Object 49/content.xml><?xml version="1.0" encoding="utf-8"?>
<math xmlns="http://www.w3.org/1998/Math/MathML" display="block">
  <semantics>
    <mover accent="true">
      <mi>a</mi>
      <mo>¯</mo>
    </mover>
    <annotation encoding="StarMath 5.0">overline{ a }</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X} )</annotation>
  </semantics>
</math>
</file>

<file path=Object 51/content.xml><?xml version="1.0" encoding="utf-8"?>
<math xmlns="http://www.w3.org/1998/Math/MathML" display="block">
  <semantics>
    <mover accent="true">
      <mi>a</mi>
      <mo>¯</mo>
    </mover>
    <annotation encoding="StarMath 5.0">overline a</annotation>
  </semantics>
</math>
</file>

<file path=Object 52/content.xml><?xml version="1.0" encoding="utf-8"?>
<math xmlns="http://www.w3.org/1998/Math/MathML" display="block">
  <semantics>
    <mrow>
      <mo stretchy="false">¬</mo>
      <mover accent="true">
        <mi>a</mi>
        <mo>¯</mo>
      </mover>
    </mrow>
    <annotation encoding="StarMath 5.0">neg overline a</annotation>
  </semantics>
</math>
</file>

<file path=Object 53/content.xml><?xml version="1.0" encoding="utf-8"?>
<math xmlns="http://www.w3.org/1998/Math/MathML" display="block">
  <semantics>
    <mrow>
      <mo stretchy="false">¬</mo>
      <mover accent="true">
        <mi>a</mi>
        <mo>¯</mo>
      </mover>
    </mrow>
    <annotation encoding="StarMath 5.0">neg overline a</annotation>
  </semantics>
</math>
</file>

<file path=Object 54/content.xml><?xml version="1.0" encoding="utf-8"?>
<math xmlns="http://www.w3.org/1998/Math/MathML" display="block">
  <semantics>
    <mover accent="true">
      <mi>X</mi>
      <mo>¯</mo>
    </mover>
    <annotation encoding="StarMath 5.0">overline{ X }</annotation>
  </semantics>
</math>
</file>

<file path=Object 55/content.xml><?xml version="1.0" encoding="utf-8"?>
<math xmlns="http://www.w3.org/1998/Math/MathML" display="block">
  <semantics>
    <mrow>
      <mi>α</mi>
      <mrow>
        <mo fence="true" form="prefix" stretchy="false">(</mo>
        <mrow>
          <mover accent="true">
            <mi>X</mi>
            <mo>¯</mo>
          </mover>
        </mrow>
        <mo fence="true" form="postfix" stretchy="false">)</mo>
      </mrow>
    </mrow>
    <annotation encoding="StarMath 5.0">%alpha(overline{X})</annotation>
  </semantics>
</math>
</file>

<file path=Object 5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57/content.xml><?xml version="1.0" encoding="utf-8"?>
<math xmlns="http://www.w3.org/1998/Math/MathML" display="block">
  <semantics>
    <mrow>
      <mi>ϕ</mi>
      <mi>'</mi>
      <mrow>
        <mo fence="true" form="prefix" stretchy="false">(</mo>
        <mrow>
          <mover accent="true">
            <mi>a</mi>
            <mo>¯</mo>
          </mover>
        </mrow>
        <mo fence="true" form="postfix" stretchy="false">)</mo>
      </mrow>
    </mrow>
    <annotation encoding="StarMath 5.0">%phi'(overline{a})</annotation>
  </semantics>
</math>
</file>

<file path=Object 58/content.xml><?xml version="1.0" encoding="utf-8"?>
<math xmlns="http://www.w3.org/1998/Math/MathML" display="block">
  <semantics>
    <mi mathvariant="normal">@</mi>
    <annotation encoding="StarMath 5.0">%bottom</annotation>
  </semantics>
</math>
</file>

<file path=Object 59/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content.xml><?xml version="1.0" encoding="utf-8"?>
<math xmlns="http://www.w3.org/1998/Math/MathML" display="block">
  <semantics>
    <mover accent="true">
      <mi>X</mi>
      <mo>¯</mo>
    </mover>
    <annotation encoding="StarMath 5.0">overline X</annotation>
  </semantics>
</math>
</file>

<file path=Object 60/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1/content.xml><?xml version="1.0" encoding="utf-8"?>
<math xmlns="http://www.w3.org/1998/Math/MathML" display="block">
  <semantics>
    <mover accent="true">
      <mi>a</mi>
      <mo>¯</mo>
    </mover>
    <annotation encoding="StarMath 5.0">overline a</annotation>
  </semantics>
</math>
</file>

<file path=Object 62/content.xml><?xml version="1.0" encoding="utf-8"?>
<math xmlns="http://www.w3.org/1998/Math/MathML" display="block">
  <semantics>
    <mover accent="true">
      <mi>X</mi>
      <mo>¯</mo>
    </mover>
    <annotation encoding="StarMath 5.0">overline X</annotation>
  </semantics>
</math>
</file>

<file path=Object 63/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64/content.xml><?xml version="1.0" encoding="utf-8"?>
<math xmlns="http://www.w3.org/1998/Math/MathML" display="block">
  <semantics>
    <mrow>
      <mi>ψ</mi>
      <mrow>
        <mo fence="true" stretchy="false">(</mo>
        <mrow>
          <mi>X</mi>
        </mrow>
        <mo fence="true" stretchy="false">)</mo>
      </mrow>
    </mrow>
    <annotation encoding="StarMath 5.0">%psi(X)</annotation>
  </semantics>
</math>
</file>

<file path=Object 6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6/content.xml><?xml version="1.0" encoding="utf-8"?>
<math xmlns="http://www.w3.org/1998/Math/MathML" display="block">
  <semantics>
    <mrow>
      <mi>ϕ</mi>
      <mrow>
        <mrow>
          <mo fence="true" form="prefix" stretchy="false">(</mo>
          <mrow>
            <mrow>
              <mi>X</mi>
              <mi>,</mi>
              <mover accent="true">
                <mi>X</mi>
                <mo>¯</mo>
              </mover>
            </mrow>
          </mrow>
          <mo fence="true" form="postfix" stretchy="false">)</mo>
        </mrow>
        <mo stretchy="false">=</mo>
        <mrow>
          <msub>
            <mi>D</mi>
            <mn>1</mn>
          </msub>
          <mo stretchy="false">∧</mo>
          <msub>
            <mi>D</mi>
            <mn>2</mn>
          </msub>
          <mo stretchy="false">∧</mo>
          <mn>...</mn>
          <mo stretchy="false">∧</mo>
          <msub>
            <mi>D</mi>
            <mi>M</mi>
          </msub>
        </mrow>
      </mrow>
    </mrow>
    <annotation encoding="StarMath 5.0">%phi(X, overline{X}) = D_1 and D_2 and ... and D_M</annotation>
  </semantics>
</math>
</file>

<file path=Object 67/content.xml><?xml version="1.0" encoding="utf-8"?>
<math xmlns="http://www.w3.org/1998/Math/MathML" display="block">
  <semantics>
    <mrow>
      <mover accent="true">
        <mi>a</mi>
        <mo>¯</mo>
      </mover>
      <mo stretchy="false">=</mo>
      <mrow>
        <msub>
          <mi>l</mi>
          <mn>1</mn>
        </msub>
        <mo stretchy="false">∧</mo>
        <msub>
          <mi>l</mi>
          <mn>2</mn>
        </msub>
        <mo stretchy="false">∧</mo>
        <mi>…</mi>
        <mo stretchy="false">∧</mo>
        <msub>
          <mi>l</mi>
          <mi>N</mi>
        </msub>
      </mrow>
    </mrow>
    <annotation encoding="StarMath 5.0">overline{a} = l_1 and l_2 and … and l_N</annotation>
  </semantics>
</math>
</file>

<file path=Object 68/content.xml><?xml version="1.0" encoding="utf-8"?>
<math xmlns="http://www.w3.org/1998/Math/MathML" display="block">
  <semantics>
    <msub>
      <mi>D</mi>
      <mi>i</mi>
    </msub>
    <annotation encoding="StarMath 5.0">D_i</annotation>
  </semantics>
</math>
</file>

<file path=Object 69/content.xml><?xml version="1.0" encoding="utf-8"?>
<math xmlns="http://www.w3.org/1998/Math/MathML" display="block">
  <semantics>
    <msub>
      <mi>l</mi>
      <mi>j</mi>
    </msub>
    <annotation encoding="StarMath 5.0">l_j</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o stretchy="false">¬</mo>
      <msub>
        <mi>l</mi>
        <mi>j</mi>
      </msub>
    </mrow>
    <annotation encoding="StarMath 5.0">neg l_j</annotation>
  </semantics>
</math>
</file>

<file path=Object 71/content.xml><?xml version="1.0" encoding="utf-8"?>
<math xmlns="http://www.w3.org/1998/Math/MathML" display="block">
  <semantics>
    <msub>
      <mi>l</mi>
      <mi>i</mi>
    </msub>
    <annotation encoding="StarMath 5.0">l_i</annotation>
  </semantics>
</math>
</file>

<file path=Object 72/content.xml><?xml version="1.0" encoding="utf-8"?>
<math xmlns="http://www.w3.org/1998/Math/MathML" display="block">
  <semantics>
    <mrow>
      <mi>ψ</mi>
      <mrow>
        <mrow>
          <mo fence="true" form="prefix" stretchy="false">(</mo>
          <mrow>
            <mi>X</mi>
          </mrow>
          <mo fence="true" form="postfix" stretchy="false">)</mo>
        </mrow>
        <mo stretchy="false">=</mo>
        <mrow>
          <msub>
            <mi>C</mi>
            <mn>1</mn>
          </msub>
          <mo stretchy="false">∧</mo>
          <msub>
            <mi>C</mi>
            <mn>2</mn>
          </msub>
          <mo stretchy="false">∧</mo>
          <mi>…</mi>
          <mo stretchy="false">∧</mo>
          <msub>
            <mi>C</mi>
            <mi>M</mi>
          </msub>
        </mrow>
      </mrow>
    </mrow>
    <annotation encoding="StarMath 5.0">%psi(X) = C_1 and C_2 and … and C_M</annotation>
  </semantics>
</math>
</file>

<file path=Object 73/content.xml><?xml version="1.0" encoding="utf-8"?>
<math xmlns="http://www.w3.org/1998/Math/MathML" display="block">
  <semantics>
    <msub>
      <mi>D</mi>
      <mi>k</mi>
    </msub>
    <annotation encoding="StarMath 5.0">D_k</annotation>
  </semantics>
</math>
</file>

<file path=Object 74/content.xml><?xml version="1.0" encoding="utf-8"?>
<math xmlns="http://www.w3.org/1998/Math/MathML" display="block">
  <semantics>
    <msub>
      <mi>C</mi>
      <mi>k</mi>
    </msub>
    <annotation encoding="StarMath 5.0">C_k</annotation>
  </semantics>
</math>
</file>

<file path=Object 75/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76/content.xml><?xml version="1.0" encoding="utf-8"?>
<math xmlns="http://www.w3.org/1998/Math/MathML" display="block">
  <semantics>
    <mover accent="true">
      <mi>X</mi>
      <mo>¯</mo>
    </mover>
    <annotation encoding="StarMath 5.0">overline{X}</annotation>
  </semantics>
</math>
</file>

<file path=Object 77/content.xml><?xml version="1.0" encoding="utf-8"?>
<math xmlns="http://www.w3.org/1998/Math/MathML" display="block">
  <semantics>
    <msub>
      <mi>C</mi>
      <mi>k</mi>
    </msub>
    <annotation encoding="StarMath 5.0">C_k</annotation>
  </semantics>
</math>
</file>

<file path=Object 78/content.xml><?xml version="1.0" encoding="utf-8"?>
<math xmlns="http://www.w3.org/1998/Math/MathML" display="block">
  <semantics>
    <msub>
      <mi>C</mi>
      <mi>k</mi>
    </msub>
    <annotation encoding="StarMath 5.0">C_k</annotation>
  </semantics>
</math>
</file>

<file path=Object 79/content.xml><?xml version="1.0" encoding="utf-8"?>
<math xmlns="http://www.w3.org/1998/Math/MathML" display="block">
  <semantics>
    <mover accent="true">
      <mi>a</mi>
      <mo>¯</mo>
    </mover>
    <annotation encoding="StarMath 5.0">overline{a}</annotation>
  </semantics>
</math>
</file>

<file path=Object 8/content.xml><?xml version="1.0" encoding="utf-8"?>
<math xmlns="http://www.w3.org/1998/Math/MathML" display="block">
  <semantics>
    <mrow>
      <mi>ϕ</mi>
      <mi>'</mi>
      <mrow>
        <mo fence="true" stretchy="false">(</mo>
        <mrow>
          <mover accent="true">
            <mi>X</mi>
            <mo>¯</mo>
          </mover>
        </mrow>
        <mo fence="true" stretchy="false">)</mo>
      </mrow>
    </mrow>
    <annotation encoding="StarMath 5.0">%phi'(overline X)</annotation>
  </semantics>
</math>
</file>

<file path=Object 80/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a})</annotation>
  </semantics>
</math>
</file>

<file path=Object 81/content.xml><?xml version="1.0" encoding="utf-8"?>
<math xmlns="http://www.w3.org/1998/Math/MathML" display="block">
  <semantics>
    <msub>
      <mi>C</mi>
      <mi>k</mi>
    </msub>
    <annotation encoding="StarMath 5.0">C_k</annotation>
  </semantics>
</math>
</file>

<file path=Object 8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83/content.xml><?xml version="1.0" encoding="utf-8"?>
<math xmlns="http://www.w3.org/1998/Math/MathML" display="block">
  <semantics>
    <msub>
      <mi>C</mi>
      <mi>k</mi>
    </msub>
    <annotation encoding="StarMath 5.0">C_k </annotation>
  </semantics>
</math>
</file>

<file path=Object 84/content.xml><?xml version="1.0" encoding="utf-8"?>
<math xmlns="http://www.w3.org/1998/Math/MathML" display="block">
  <semantics>
    <msub>
      <mi>C</mi>
      <mi>j</mi>
    </msub>
    <annotation encoding="StarMath 5.0">C_j</annotation>
  </semantics>
</math>
</file>

<file path=Object 85/content.xml><?xml version="1.0" encoding="utf-8"?>
<math xmlns="http://www.w3.org/1998/Math/MathML" display="block">
  <semantics>
    <mi>l</mi>
    <annotation encoding="StarMath 5.0">l</annotation>
  </semantics>
</math>
</file>

<file path=Object 86/content.xml><?xml version="1.0" encoding="utf-8"?>
<math xmlns="http://www.w3.org/1998/Math/MathML" display="block">
  <semantics>
    <mover accent="true">
      <mi>a</mi>
      <mo>¯</mo>
    </mover>
    <annotation encoding="StarMath 5.0">overline{a}</annotation>
  </semantics>
</math>
</file>

<file path=Object 87/content.xml><?xml version="1.0" encoding="utf-8"?>
<math xmlns="http://www.w3.org/1998/Math/MathML" display="block">
  <semantics>
    <msub>
      <mi>C</mi>
      <mi>j</mi>
    </msub>
    <annotation encoding="StarMath 5.0">C_j</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row>
      <mo stretchy="false">¬</mo>
      <mi>l</mi>
    </mrow>
    <annotation encoding="StarMath 5.0">neg l</annotation>
  </semantics>
</math>
</file>

<file path=Object 9/content.xml><?xml version="1.0" encoding="utf-8"?>
<math xmlns="http://www.w3.org/1998/Math/MathML" display="block">
  <semantics>
    <mrow>
      <mi>ϕ</mi>
      <mi>'</mi>
      <mrow>
        <mrow>
          <mo fence="true" form="prefix" stretchy="false">(</mo>
          <mrow>
            <mover accent="true">
              <mi>X</mi>
              <mo>¯</mo>
            </mover>
          </mrow>
          <mo fence="true" form="postfix" stretchy="false">)</mo>
        </mrow>
        <mo stretchy="false">∧</mo>
        <mrow>
          <mo stretchy="false">¬</mo>
          <msub>
            <mo stretchy="false">∃</mo>
            <mi>X</mi>
          </msub>
        </mrow>
      </mrow>
      <mi>ϕ</mi>
      <mrow>
        <mrow>
          <mo fence="true" form="prefix" stretchy="false">(</mo>
          <mrow>
            <mrow>
              <mi>X</mi>
              <mi>,</mi>
              <mover accent="true">
                <mi>X</mi>
                <mo>¯</mo>
              </mover>
            </mrow>
          </mrow>
          <mo fence="true" form="postfix" stretchy="false">)</mo>
        </mrow>
        <mo stretchy="false">=</mo>
        <mi>ϕ</mi>
      </mrow>
      <mi>'</mi>
      <mrow>
        <mrow>
          <mo fence="true" form="prefix" stretchy="false">(</mo>
          <mrow>
            <mover accent="true">
              <mi>X</mi>
              <mo>¯</mo>
            </mover>
          </mrow>
          <mo fence="true" form="postfix" stretchy="false">)</mo>
        </mrow>
        <mo stretchy="false">∧</mo>
        <msub>
          <mo stretchy="false">∀</mo>
          <mi>X</mi>
        </msub>
      </mrow>
      <mrow>
        <mo stretchy="false">¬</mo>
        <mi>ϕ</mi>
      </mrow>
      <mrow>
        <mo fence="true" form="prefix" stretchy="false">(</mo>
        <mrow>
          <mrow>
            <mi>X</mi>
            <mi>,</mi>
            <mover accent="true">
              <mi>X</mi>
              <mo>¯</mo>
            </mover>
          </mrow>
        </mrow>
        <mo fence="true" form="postfix" stretchy="false">)</mo>
      </mrow>
    </mrow>
    <annotation encoding="StarMath 5.0">%phi'(overline X) and neg exists_X %phi(X, overline X) = %phi'(overline X) and forall_X neg %phi(X, overline X)</annotation>
  </semantics>
</math>
</file>

<file path=Object 90/content.xml><?xml version="1.0" encoding="utf-8"?>
<math xmlns="http://www.w3.org/1998/Math/MathML" display="block">
  <semantics>
    <msub>
      <mi>C</mi>
      <mi>k</mi>
    </msub>
    <annotation encoding="StarMath 5.0">C_k</annotation>
  </semantics>
</math>
</file>

<file path=Object 91/content.xml><?xml version="1.0" encoding="utf-8"?>
<math xmlns="http://www.w3.org/1998/Math/MathML" display="block">
  <semantics>
    <mover accent="true">
      <mi>a</mi>
      <mo>¯</mo>
    </mover>
    <annotation encoding="StarMath 5.0">overline{ a }</annotation>
  </semantics>
</math>
</file>

<file path=Object 92/content.xml><?xml version="1.0" encoding="utf-8"?>
<math xmlns="http://www.w3.org/1998/Math/MathML" display="block">
  <semantics>
    <msub>
      <mi>C</mi>
      <mi>j</mi>
    </msub>
    <annotation encoding="StarMath 5.0">C_j</annotation>
  </semantics>
</math>
</file>

<file path=Object 93/content.xml><?xml version="1.0" encoding="utf-8"?>
<math xmlns="http://www.w3.org/1998/Math/MathML" display="block">
  <semantics>
    <msub>
      <mi>C</mi>
      <mi>k</mi>
    </msub>
    <annotation encoding="StarMath 5.0">C_k</annotation>
  </semantics>
</math>
</file>

<file path=Object 94/content.xml><?xml version="1.0" encoding="utf-8"?>
<math xmlns="http://www.w3.org/1998/Math/MathML" display="block">
  <semantics>
    <mrow>
      <mo stretchy="false">¬</mo>
      <mi>l</mi>
    </mrow>
    <annotation encoding="StarMath 5.0">neg l</annotation>
  </semantics>
</math>
</file>

<file path=Object 95/content.xml><?xml version="1.0" encoding="utf-8"?>
<math xmlns="http://www.w3.org/1998/Math/MathML" display="block">
  <semantics>
    <msub>
      <mi>C</mi>
      <mi>k</mi>
    </msub>
    <annotation encoding="StarMath 5.0">C_k</annotation>
  </semantics>
</math>
</file>

<file path=Object 96/content.xml><?xml version="1.0" encoding="utf-8"?>
<math xmlns="http://www.w3.org/1998/Math/MathML" display="block">
  <semantics>
    <msub>
      <mi>C</mi>
      <mi>j</mi>
    </msub>
    <annotation encoding="StarMath 5.0">C_j</annotation>
  </semantics>
</math>
</file>

<file path=Object 97/content.xml><?xml version="1.0" encoding="utf-8"?>
<math xmlns="http://www.w3.org/1998/Math/MathML" display="block">
  <semantics>
    <mi>l</mi>
    <annotation encoding="StarMath 5.0">l</annotation>
  </semantics>
</math>
</file>

<file path=Object 98/content.xml><?xml version="1.0" encoding="utf-8"?>
<math xmlns="http://www.w3.org/1998/Math/MathML" display="block">
  <semantics>
    <mover accent="true">
      <mi>a</mi>
      <mo>¯</mo>
    </mover>
    <annotation encoding="StarMath 5.0">overline{ a }</annotation>
  </semantics>
</math>
</file>

<file path=Object 99/content.xml><?xml version="1.0" encoding="utf-8"?>
<math xmlns="http://www.w3.org/1998/Math/MathML" display="block">
  <semantics>
    <msub>
      <mi>S</mi>
      <mi>I</mi>
    </msub>
    <annotation encoding="StarMath 5.0">S_I</annotation>
  </semantics>
</math>
</file>